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3">
      <style:text-properties fo:font-weight="bold" style:font-weight-asian="bold" style:font-weight-complex="bold"/>
    </style:style>
    <style:style style:name="ce3" style:family="table-cell" style:parent-style-name="Default" style:data-style-name="N113"/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1.058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start" fo:margin-left="1.058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6"/>
        <table:table-column table:style-name="co1" table:number-columns-repeated="11" table:default-cell-style-name="Default"/>
        <table:table-row table:style-name="ro1">
          <table:table-cell table:style-name="ce1" office:value-type="string">
            <text:p>Main Robocup Dataset (Old)</text:p>
          </table:table-cell>
          <table:table-cell table:style-name="ce1" table:number-columns-repeated="3"/>
          <table:table-cell table:number-columns-repeated="11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Score</text:p>
          </table:table-cell>
          <table:table-cell table:style-name="ce1" office:value-type="string">
            <text:p>Non-overlapping Score</text:p>
          </table:table-cell>
          <table:table-cell table:style-name="ce1"/>
          <table:table-cell/>
          <table:table-cell table:style-name="ce1" office:value-type="string">
            <text:p>Varying Lighting Dataset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string">
            <text:p>2-NN</text:p>
          </table:table-cell>
          <table:table-cell table:style-name="ce1" table:number-columns-repeated="2"/>
          <table:table-cell/>
          <table:table-cell office:value-type="string">
            <text:p>Method</text:p>
          </table:table-cell>
          <table:table-cell office:value-type="string">
            <text:p>Overlapping Image Score</text:p>
          </table:table-cell>
          <table:table-cell office:value-type="string">
            <text:p>Non-overlapping Image Score</text:p>
          </table:table-cell>
          <table:table-cell table:number-columns-repeated="3"/>
          <table:table-cell office:value-type="string">
            <text:p>Categorie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RISK0</text:p>
          </table:table-cell>
          <table:table-cell table:style-name="ce2" office:value-type="float" office:value="0.2129">
            <text:p>0.213</text:p>
          </table:table-cell>
          <table:table-cell table:style-name="ce2" office:value-type="float" office:value="0.0021">
            <text:p>0.002</text:p>
          </table:table-cell>
          <table:table-cell table:style-name="ce5" table:formula="of:=([.B4]/[.C4])" office:value-type="float" office:value="101.380952380952">
            <text:p>101.38</text:p>
          </table:table-cell>
          <table:table-cell table:number-columns-repeated="2"/>
          <table:table-cell office:value-type="string">
            <text:p>Radius Matching</text:p>
          </table:table-cell>
          <table:table-cell table:number-columns-repeated="4"/>
          <table:table-cell office:value-type="string">
            <text:p>BRISK0</text:p>
          </table:table-cell>
          <table:table-cell/>
          <table:table-cell office:value-type="string">
            <text:p>2-NN</text:p>
          </table:table-cell>
          <table:table-cell/>
        </table:table-row>
        <table:table-row table:style-name="ro1">
          <table:table-cell table:style-name="ce1" office:value-type="string">
            <text:p>BRISK4</text:p>
          </table:table-cell>
          <table:table-cell table:style-name="ce2" office:value-type="float" office:value="0.1666">
            <text:p>0.167</text:p>
          </table:table-cell>
          <table:table-cell table:style-name="ce2" office:value-type="float" office:value="0.002">
            <text:p>0.002</text:p>
          </table:table-cell>
          <table:table-cell table:style-name="ce5" table:formula="of:=([.B5]/[.C5])" office:value-type="float" office:value="83.3">
            <text:p>83.30</text:p>
          </table:table-cell>
          <table:table-cell/>
          <table:table-cell office:value-type="string">
            <text:p>Original</text:p>
          </table:table-cell>
          <table:table-cell table:style-name="ce3" office:value-type="float" office:value="0.2092">
            <text:p>0.209</text:p>
          </table:table-cell>
          <table:table-cell table:style-name="ce3" office:value-type="float" office:value="0.01">
            <text:p>0.010</text:p>
          </table:table-cell>
          <table:table-cell table:style-name="ce6" table:formula="of:=([.G5]/[.H5])" office:value-type="float" office:value="20.92">
            <text:p>20.92</text:p>
          </table:table-cell>
          <table:table-cell table:style-name="ce4" table:formula="of:=[.G5]/[.H5]" office:value-type="float" office:value="20.92">
            <text:p>20.92</text:p>
          </table:table-cell>
          <table:table-cell/>
          <table:table-cell office:value-type="string">
            <text:p>BRISK4</text:p>
          </table:table-cell>
          <table:table-cell/>
          <table:table-cell table:style-name="ce3" office:value-type="string">
            <text:p>Radius Matching</text:p>
          </table:table-cell>
          <table:table-cell/>
        </table:table-row>
        <table:table-row table:style-name="ro1">
          <table:table-cell table:style-name="ce1" office:value-type="string">
            <text:p>BRISK0- SURF2D</text:p>
          </table:table-cell>
          <table:table-cell table:style-name="ce2" office:value-type="float" office:value="66.6274">
            <text:p>66.627</text:p>
          </table:table-cell>
          <table:table-cell table:style-name="ce2" office:value-type="float" office:value="3.5155">
            <text:p>3.516</text:p>
          </table:table-cell>
          <table:table-cell table:style-name="ce5" table:formula="of:=([.B6]/[.C6])" office:value-type="float" office:value="18.952467643294">
            <text:p>18.95</text:p>
          </table:table-cell>
          <table:table-cell/>
          <table:table-cell office:value-type="string">
            <text:p>Left fluorescent Light Off</text:p>
          </table:table-cell>
          <table:table-cell table:style-name="ce3" office:value-type="float" office:value="0.1438">
            <text:p>0.144</text:p>
          </table:table-cell>
          <table:table-cell table:style-name="ce3" office:value-type="float" office:value="0.0066">
            <text:p>0.007</text:p>
          </table:table-cell>
          <table:table-cell table:style-name="ce3" table:formula="of:=([.G6]-[.H6])/[.G6]" office:value-type="float" office:value="0.954102920723227">
            <text:p>0.954</text:p>
          </table:table-cell>
          <table:table-cell table:style-name="ce4" table:formula="of:=[.G6]/[.H6]" office:value-type="float" office:value="21.7878787878788">
            <text:p>21.79</text:p>
          </table:table-cell>
          <table:table-cell/>
          <table:table-cell office:value-type="string">
            <text:p>UBRISK</text:p>
          </table:table-cell>
          <table:table-cell/>
          <table:table-cell office:value-type="string">
            <text:p>RANSAC</text:p>
          </table:table-cell>
          <table:table-cell/>
        </table:table-row>
        <table:table-row table:style-name="ro1">
          <table:table-cell table:style-name="ce1" office:value-type="string">
            <text:p>UBRISK</text:p>
          </table:table-cell>
          <table:table-cell table:style-name="ce2" office:value-type="float" office:value="0.1778">
            <text:p>0.178</text:p>
          </table:table-cell>
          <table:table-cell table:style-name="ce2" office:value-type="float" office:value="0.0016">
            <text:p>0.002</text:p>
          </table:table-cell>
          <table:table-cell table:style-name="ce5" table:formula="of:=([.B7]/[.C7])" office:value-type="float" office:value="111.125">
            <text:p>111.13</text:p>
          </table:table-cell>
          <table:table-cell/>
          <table:table-cell office:value-type="string">
            <text:p>Right fluorescent light and Main Lights off</text:p>
          </table:table-cell>
          <table:table-cell table:style-name="ce3" office:value-type="float" office:value="0.1352">
            <text:p>0.135</text:p>
          </table:table-cell>
          <table:table-cell table:style-name="ce3" office:value-type="float" office:value="0.005">
            <text:p>0.005</text:p>
          </table:table-cell>
          <table:table-cell table:style-name="ce3" table:formula="of:=([.G7]-[.H7])/[.G7]" office:value-type="float" office:value="0.96301775147929">
            <text:p>0.963</text:p>
          </table:table-cell>
          <table:table-cell table:style-name="ce4" table:formula="of:=[.G7]/[.H7]" office:value-type="float" office:value="27.04">
            <text:p>27.04</text:p>
          </table:table-cell>
          <table:table-cell table:number-columns-repeated="5"/>
        </table:table-row>
        <table:table-row table:style-name="ro1">
          <table:table-cell table:style-name="ce1" office:value-type="string">
            <text:p>1D SURF</text:p>
          </table:table-cell>
          <table:table-cell table:style-name="ce2" office:value-type="float" office:value="91.4361">
            <text:p>91.436</text:p>
          </table:table-cell>
          <table:table-cell table:style-name="ce2" office:value-type="float" office:value="34.4279">
            <text:p>34.428</text:p>
          </table:table-cell>
          <table:table-cell table:style-name="ce5" table:formula="of:=([.B8]/[.C8])" office:value-type="float" office:value="2.65587212696679">
            <text:p>2.66</text:p>
          </table:table-cell>
          <table:table-cell/>
          <table:table-cell office:value-type="string">
            <text:p>Both fluorescent Lights off</text:p>
          </table:table-cell>
          <table:table-cell table:style-name="ce3" office:value-type="float" office:value="0.1153">
            <text:p>0.115</text:p>
          </table:table-cell>
          <table:table-cell table:style-name="ce3" office:value-type="float" office:value="0.0112">
            <text:p>0.011</text:p>
          </table:table-cell>
          <table:table-cell table:style-name="ce3" table:formula="of:=([.G8]-[.H8])/[.G8]" office:value-type="float" office:value="0.902862098872506">
            <text:p>0.903</text:p>
          </table:table-cell>
          <table:table-cell table:style-name="ce4" table:formula="of:=[.G8]/[.H8]" office:value-type="float" office:value="10.2946428571429">
            <text:p>10.29</text:p>
          </table:table-cell>
          <table:table-cell/>
          <table:table-cell office:value-type="string">
            <text:p>BRISK0-SURF2D</text:p>
          </table:table-cell>
          <table:table-cell table:number-columns-repeated="3"/>
        </table:table-row>
        <table:table-row table:style-name="ro1">
          <table:table-cell table:style-name="ce1" table:number-columns-repeated="4"/>
          <table:table-cell table:number-columns-repeated="2"/>
          <table:table-cell table:style-name="ce3" table:number-columns-repeated="3"/>
          <table:table-cell table:style-name="ce4"/>
          <table:table-cell/>
          <table:table-cell office:value-type="string">
            <text:p>1D SURF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office:value-type="string">
            <text:p>Radius Matching</text:p>
          </table:table-cell>
          <table:table-cell table:style-name="ce2"/>
          <table:table-cell table:style-name="ce5"/>
          <table:table-cell/>
          <table:table-cell table:style-name="ce1" office:value-type="string">
            <text:p>Nikon Camera Robocup Dataset</text:p>
          </table:table-cell>
          <table:table-cell table:style-name="ce3" table:number-columns-repeated="3"/>
          <table:table-cell table:style-name="ce4"/>
          <table:table-cell table:number-columns-repeated="5"/>
        </table:table-row>
        <table:table-row table:style-name="ro1">
          <table:table-cell table:style-name="ce1" office:value-type="string">
            <text:p>BRISK0</text:p>
          </table:table-cell>
          <table:table-cell table:style-name="ce2" office:value-type="float" office:value="0.2181">
            <text:p>0.218</text:p>
          </table:table-cell>
          <table:table-cell table:style-name="ce2" office:value-type="float" office:value="0.0245">
            <text:p>0.025</text:p>
          </table:table-cell>
          <table:table-cell table:style-name="ce5" table:formula="of:=([.B11]/[.C11])" office:value-type="float" office:value="8.90204081632653">
            <text:p>8.90</text:p>
          </table:table-cell>
          <table:table-cell/>
          <table:table-cell office:value-type="string">
            <text:p>Method</text:p>
          </table:table-cell>
          <table:table-cell table:style-name="ce3" office:value-type="string">
            <text:p>Overlapping Score</text:p>
          </table:table-cell>
          <table:table-cell table:style-name="ce3" office:value-type="string">
            <text:p>Non-overlapping Score</text:p>
          </table:table-cell>
          <table:table-cell table:style-name="ce3"/>
          <table:table-cell table:style-name="ce4"/>
          <table:table-cell table:number-columns-repeated="5"/>
        </table:table-row>
        <table:table-row table:style-name="ro1">
          <table:table-cell table:style-name="ce1" office:value-type="string">
            <text:p>BRISK4</text:p>
          </table:table-cell>
          <table:table-cell table:style-name="ce2" office:value-type="float" office:value="0.2136">
            <text:p>0.214</text:p>
          </table:table-cell>
          <table:table-cell table:style-name="ce2" office:value-type="float" office:value="0.0106">
            <text:p>0.011</text:p>
          </table:table-cell>
          <table:table-cell table:style-name="ce5" table:formula="of:=([.B12]/[.C12])" office:value-type="float" office:value="20.1509433962264">
            <text:p>20.15</text:p>
          </table:table-cell>
          <table:table-cell table:number-columns-repeated="2"/>
          <table:table-cell table:style-name="ce3" office:value-type="string">
            <text:p>Radius Matching</text:p>
          </table:table-cell>
          <table:table-cell table:style-name="ce3" table:number-columns-repeated="2"/>
          <table:table-cell table:style-name="ce4"/>
          <table:table-cell/>
          <table:table-cell office:value-type="string">
            <text:p>Overlapping Image Score 2-N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RISK0- SURF2D</text:p>
          </table:table-cell>
          <table:table-cell table:style-name="ce2" office:value-type="float" office:value="50.1609">
            <text:p>50.161</text:p>
          </table:table-cell>
          <table:table-cell table:style-name="ce2" office:value-type="float" office:value="3.1518">
            <text:p>3.152</text:p>
          </table:table-cell>
          <table:table-cell table:style-name="ce5" table:formula="of:=([.B13]/[.C13])" office:value-type="float" office:value="15.915000951837">
            <text:p>15.92</text:p>
          </table:table-cell>
          <table:table-cell/>
          <table:table-cell office:value-type="string">
            <text:p>Nao only</text:p>
          </table:table-cell>
          <table:table-cell table:style-name="ce3" office:value-type="float" office:value="0.2092">
            <text:p>0.209</text:p>
          </table:table-cell>
          <table:table-cell table:style-name="ce3" office:value-type="float" office:value="0.01">
            <text:p>0.010</text:p>
          </table:table-cell>
          <table:table-cell table:style-name="ce3" table:formula="of:=([.G13]-[.H13])/[.G13]" office:value-type="float" office:value="0.952198852772466">
            <text:p>0.952</text:p>
          </table:table-cell>
          <table:table-cell table:style-name="ce4" table:formula="of:=[.G13]/[.H13]" office:value-type="float" office:value="20.92">
            <text:p>20.92</text:p>
          </table:table-cell>
          <table:table-cell/>
          <table:table-cell office:value-type="string">
            <text:p>Non-overlapping Image Score 2-N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UBRISK</text:p>
          </table:table-cell>
          <table:table-cell table:style-name="ce2" office:value-type="float" office:value="0.1967">
            <text:p>0.197</text:p>
          </table:table-cell>
          <table:table-cell table:style-name="ce2" office:value-type="float" office:value="0.0116">
            <text:p>0.012</text:p>
          </table:table-cell>
          <table:table-cell table:style-name="ce5" table:formula="of:=([.B14]/[.C14])" office:value-type="float" office:value="16.9568965517241">
            <text:p>16.96</text:p>
          </table:table-cell>
          <table:table-cell/>
          <table:table-cell office:value-type="string">
            <text:p>Nao and Nikon</text:p>
          </table:table-cell>
          <table:table-cell table:style-name="ce3" office:value-type="float" office:value="0.0991">
            <text:p>0.099</text:p>
          </table:table-cell>
          <table:table-cell table:style-name="ce3" office:value-type="float" office:value="0.0051">
            <text:p>0.005</text:p>
          </table:table-cell>
          <table:table-cell table:style-name="ce3" table:formula="of:=([.G14]-[.H14])/[.G14]" office:value-type="float" office:value="0.94853683148335">
            <text:p>0.949</text:p>
          </table:table-cell>
          <table:table-cell table:style-name="ce4" table:formula="of:=[.G14]/[.H14]" office:value-type="float" office:value="19.4313725490196">
            <text:p>19.43</text:p>
          </table:table-cell>
          <table:table-cell/>
          <table:table-cell office:value-type="string">
            <text:p>Overlapping Image Score Radius Matching</text:p>
          </table:table-cell>
          <table:table-cell table:number-columns-repeated="3"/>
        </table:table-row>
        <table:table-row table:style-name="ro1">
          <table:table-cell table:style-name="ce1" office:value-type="string">
            <text:p>1D SURF</text:p>
          </table:table-cell>
          <table:table-cell table:style-name="ce2" office:value-type="float" office:value="91.4361">
            <text:p>91.436</text:p>
          </table:table-cell>
          <table:table-cell table:style-name="ce2" office:value-type="float" office:value="34.4279">
            <text:p>34.428</text:p>
          </table:table-cell>
          <table:table-cell table:style-name="ce5" table:formula="of:=([.B15]/[.C15])" office:value-type="float" office:value="2.65587212696679">
            <text:p>2.66</text:p>
          </table:table-cell>
          <table:table-cell table:number-columns-repeated="2"/>
          <table:table-cell table:style-name="ce3" table:number-columns-repeated="3"/>
          <table:table-cell table:style-name="ce4"/>
          <table:table-cell/>
          <table:table-cell office:value-type="string">
            <text:p>Non-overlapping Image Score Radius Matching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 office:value-type="string">
            <text:p>Nikon Camera Large Hall</text:p>
          </table:table-cell>
          <table:table-cell table:style-name="ce3" table:number-columns-repeated="3"/>
          <table:table-cell table:style-name="ce4"/>
          <table:table-cell table:number-columns-repeated="5"/>
        </table:table-row>
        <table:table-row table:style-name="ro1">
          <table:table-cell table:style-name="ce1" office:value-type="string">
            <text:p>Office Environment Dataset</text:p>
          </table:table-cell>
          <table:table-cell table:number-columns-repeated="4"/>
          <table:table-cell office:value-type="string">
            <text:p>Method</text:p>
          </table:table-cell>
          <table:table-cell table:style-name="ce3" office:value-type="string">
            <text:p>Overlapping Score</text:p>
          </table:table-cell>
          <table:table-cell table:style-name="ce3" office:value-type="string">
            <text:p>Non-overlapping Score</text:p>
          </table:table-cell>
          <table:table-cell table:style-name="ce3"/>
          <table:table-cell table:style-name="ce4"/>
          <table:table-cell table:number-columns-repeated="5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Score</text:p>
          </table:table-cell>
          <table:table-cell office:value-type="string">
            <text:p>Non-overlapping Score</text:p>
          </table:table-cell>
          <table:table-cell table:number-columns-repeated="3"/>
          <table:table-cell table:style-name="ce3" office:value-type="string">
            <text:p>Radius Matching</text:p>
          </table:table-cell>
          <table:table-cell table:style-name="ce3" table:number-columns-repeated="2"/>
          <table:table-cell table:style-name="ce4"/>
          <table:table-cell/>
          <table:table-cell office:value-type="string">
            <text:p>Overlapping Image Score RANSA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-NN</text:p>
          </table:table-cell>
          <table:table-cell table:number-columns-repeated="3"/>
          <table:table-cell office:value-type="string">
            <text:p>Nao only</text:p>
          </table:table-cell>
          <table:table-cell table:style-name="ce3" office:value-type="float" office:value="1.0139">
            <text:p>1.014</text:p>
          </table:table-cell>
          <table:table-cell table:style-name="ce3" office:value-type="float" office:value="0.0273">
            <text:p>0.027</text:p>
          </table:table-cell>
          <table:table-cell table:style-name="ce3" table:formula="of:=([.G19]-[.H19])/[.G19]" office:value-type="float" office:value="0.973074267679258">
            <text:p>0.973</text:p>
          </table:table-cell>
          <table:table-cell table:style-name="ce4" table:formula="of:=[.G19]/[.H19]" office:value-type="float" office:value="37.1391941391941">
            <text:p>37.14</text:p>
          </table:table-cell>
          <table:table-cell/>
          <table:table-cell office:value-type="string">
            <text:p>Non-overlapping Image Score RANSAC</text:p>
          </table:table-cell>
          <table:table-cell table:number-columns-repeated="3"/>
        </table:table-row>
        <table:table-row table:style-name="ro1">
          <table:table-cell office:value-type="string">
            <text:p>BRISK0</text:p>
          </table:table-cell>
          <table:table-cell office:value-type="float" office:value="0.4154">
            <text:p>0.415</text:p>
          </table:table-cell>
          <table:table-cell office:value-type="float" office:value="0.0064">
            <text:p>0.006</text:p>
          </table:table-cell>
          <table:table-cell table:formula="of:=([.B20]/[.C20])" office:value-type="float" office:value="64.90625">
            <text:p>64.91</text:p>
          </table:table-cell>
          <table:table-cell/>
          <table:table-cell office:value-type="string">
            <text:p>Nao and Nikon</text:p>
          </table:table-cell>
          <table:table-cell table:style-name="ce3" office:value-type="float" office:value="0.1415">
            <text:p>0.142</text:p>
          </table:table-cell>
          <table:table-cell table:style-name="ce3" office:value-type="float" office:value="0.0213">
            <text:p>0.021</text:p>
          </table:table-cell>
          <table:table-cell table:style-name="ce3" table:formula="of:=([.G20]-[.H20])/[.G20]" office:value-type="float" office:value="0.849469964664311">
            <text:p>0.849</text:p>
          </table:table-cell>
          <table:table-cell table:style-name="ce4" table:formula="of:=[.G20]/[.H20]" office:value-type="float" office:value="6.64319248826291">
            <text:p>6.64</text:p>
          </table:table-cell>
          <table:table-cell table:number-columns-repeated="5"/>
        </table:table-row>
        <table:table-row table:style-name="ro1">
          <table:table-cell office:value-type="string">
            <text:p>BRISK4</text:p>
          </table:table-cell>
          <table:table-cell office:value-type="float" office:value="0.2633">
            <text:p>0.263</text:p>
          </table:table-cell>
          <table:table-cell office:value-type="float" office:value="0.0037">
            <text:p>0.004</text:p>
          </table:table-cell>
          <table:table-cell table:formula="of:=([.B21]/[.C21])" office:value-type="float" office:value="71.1621621621622">
            <text:p>71.16</text:p>
          </table:table-cell>
          <table:table-cell table:number-columns-repeated="2"/>
          <table:table-cell table:style-name="ce3" table:number-columns-repeated="3"/>
          <table:table-cell table:style-name="ce4"/>
          <table:table-cell table:number-columns-repeated="5"/>
        </table:table-row>
        <table:table-row table:style-name="ro1">
          <table:table-cell office:value-type="string">
            <text:p>BRISK0- SURF2D</text:p>
          </table:table-cell>
          <table:table-cell office:value-type="float" office:value="134.6847">
            <text:p>134.685</text:p>
          </table:table-cell>
          <table:table-cell office:value-type="float" office:value="14.8708">
            <text:p>14.871</text:p>
          </table:table-cell>
          <table:table-cell table:formula="of:=([.B22]/[.C22])" office:value-type="float" office:value="9.05699088145897">
            <text:p>9.06</text:p>
          </table:table-cell>
          <table:table-cell/>
          <table:table-cell table:style-name="ce1" office:value-type="string">
            <text:p>Google Street View Dataset</text:p>
          </table:table-cell>
          <table:table-cell table:style-name="ce3" table:number-columns-repeated="3"/>
          <table:table-cell table:style-name="ce4"/>
          <table:table-cell table:number-columns-repeated="5"/>
        </table:table-row>
        <table:table-row table:style-name="ro1">
          <table:table-cell office:value-type="string">
            <text:p>UBRISK</text:p>
          </table:table-cell>
          <table:table-cell office:value-type="float" office:value="0.3212">
            <text:p>0.321</text:p>
          </table:table-cell>
          <table:table-cell office:value-type="float" office:value="0.0041">
            <text:p>0.004</text:p>
          </table:table-cell>
          <table:table-cell table:formula="of:=([.B23]/[.C23])" office:value-type="float" office:value="78.3414634146341">
            <text:p>78.34</text:p>
          </table:table-cell>
          <table:table-cell/>
          <table:table-cell office:value-type="string">
            <text:p>Method</text:p>
          </table:table-cell>
          <table:table-cell table:style-name="ce3" office:value-type="string">
            <text:p>Overlapping Score</text:p>
          </table:table-cell>
          <table:table-cell table:style-name="ce3" office:value-type="string">
            <text:p>Non-overlapping Score</text:p>
          </table:table-cell>
          <table:table-cell table:style-name="ce3"/>
          <table:table-cell table:style-name="ce4"/>
          <table:table-cell table:number-columns-repeated="5"/>
        </table:table-row>
        <table:table-row table:style-name="ro1">
          <table:table-cell office:value-type="string">
            <text:p>1D SURF</text:p>
          </table:table-cell>
          <table:table-cell office:value-type="float" office:value="284.8799">
            <text:p>284.880</text:p>
          </table:table-cell>
          <table:table-cell office:value-type="float" office:value="45.739">
            <text:p>45.739</text:p>
          </table:table-cell>
          <table:table-cell table:formula="of:=([.B24]/[.C24])" office:value-type="float" office:value="6.22838059424124">
            <text:p>6.23</text:p>
          </table:table-cell>
          <table:table-cell table:number-columns-repeated="2"/>
          <table:table-cell table:style-name="ce3" office:value-type="string">
            <text:p>Radius Matching</text:p>
          </table:table-cell>
          <table:table-cell table:style-name="ce3" table:number-columns-repeated="2"/>
          <table:table-cell table:style-name="ce4"/>
          <table:table-cell/>
          <table:table-cell office:value-type="string">
            <text:p>1D SURF</text:p>
          </table:table-cell>
          <table:table-cell table:style-name="ce3" office:value-type="float" office:value="91.4361">
            <text:p>91.436</text:p>
          </table:table-cell>
          <table:table-cell table:style-name="ce3" office:value-type="float" office:value="34.4279">
            <text:p>34.428</text:p>
          </table:table-cell>
          <table:table-cell table:style-name="ce6" table:formula="of:=([.M24]/[.N24])" office:value-type="float" office:value="2.65587212696679">
            <text:p>2.66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>
            <text:p>Street View</text:p>
          </table:table-cell>
          <table:table-cell table:style-name="ce3" office:value-type="float" office:value="0.2964">
            <text:p>0.296</text:p>
          </table:table-cell>
          <table:table-cell table:style-name="ce3" office:value-type="float" office:value="0.0778">
            <text:p>0.078</text:p>
          </table:table-cell>
          <table:table-cell table:style-name="ce3" table:formula="of:=([.G25]-[.H25])/[.G25]" office:value-type="float" office:value="0.737516869095817">
            <text:p>0.738</text:p>
          </table:table-cell>
          <table:table-cell table:style-name="ce4" table:formula="of:=[.G25]/[.H25]" office:value-type="float" office:value="3.80976863753213">
            <text:p>3.8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adius Matching</text:p>
          </table:table-cell>
          <table:table-cell table:number-columns-repeated="10"/>
          <table:table-cell table:style-name="ce3" table:number-columns-repeated="2"/>
          <table:table-cell table:style-name="ce6"/>
        </table:table-row>
        <table:table-row table:style-name="ro1">
          <table:table-cell office:value-type="string">
            <text:p>BRISK0</text:p>
          </table:table-cell>
          <table:table-cell office:value-type="float" office:value="0.2275">
            <text:p>0.228</text:p>
          </table:table-cell>
          <table:table-cell office:value-type="float" office:value="0.0078">
            <text:p>0.008</text:p>
          </table:table-cell>
          <table:table-cell table:formula="of:=([.B27]/[.C27])" office:value-type="float" office:value="29.1666666666667">
            <text:p>29.17</text:p>
          </table:table-cell>
          <table:table-cell table:number-columns-repeated="11"/>
        </table:table-row>
        <table:table-row table:style-name="ro1">
          <table:table-cell office:value-type="string">
            <text:p>BRISK4</text:p>
          </table:table-cell>
          <table:table-cell office:value-type="float" office:value="0.1846">
            <text:p>0.185</text:p>
          </table:table-cell>
          <table:table-cell office:value-type="float" office:value="0.0055">
            <text:p>0.006</text:p>
          </table:table-cell>
          <table:table-cell table:formula="of:=([.B28]/[.C28])" office:value-type="float" office:value="33.5636363636364">
            <text:p>33.56</text:p>
          </table:table-cell>
          <table:table-cell table:number-columns-repeated="11"/>
        </table:table-row>
        <table:table-row table:style-name="ro1">
          <table:table-cell office:value-type="string">
            <text:p>BRISK0- SURF2D</text:p>
          </table:table-cell>
          <table:table-cell office:value-type="float" office:value="115.3768">
            <text:p>115.377</text:p>
          </table:table-cell>
          <table:table-cell office:value-type="float" office:value="5.8315">
            <text:p>5.832</text:p>
          </table:table-cell>
          <table:table-cell table:formula="of:=([.B29]/[.C29])" office:value-type="float" office:value="19.7850981737117">
            <text:p>19.79</text:p>
          </table:table-cell>
          <table:table-cell table:number-columns-repeated="7"/>
          <table:table-cell office:value-type="string">
            <text:p>1D SURF</text:p>
          </table:table-cell>
          <table:table-cell table:style-name="ce3" office:value-type="float" office:value="284.8799">
            <text:p>284.880</text:p>
          </table:table-cell>
          <table:table-cell table:style-name="ce3" office:value-type="float" office:value="45.739">
            <text:p>45.739</text:p>
          </table:table-cell>
          <table:table-cell table:style-name="ce6" table:formula="of:=([.M29]/[.N29])" office:value-type="float" office:value="6.22838059424124">
            <text:p>6.23</text:p>
          </table:table-cell>
        </table:table-row>
        <table:table-row table:style-name="ro1">
          <table:table-cell office:value-type="string">
            <text:p>UBRISK</text:p>
          </table:table-cell>
          <table:table-cell office:value-type="float" office:value="0.2902">
            <text:p>0.290</text:p>
          </table:table-cell>
          <table:table-cell office:value-type="float" office:value="0.0095">
            <text:p>0.010</text:p>
          </table:table-cell>
          <table:table-cell table:formula="of:=([.B30]/[.C30])" office:value-type="float" office:value="30.5473684210526">
            <text:p>30.55</text:p>
          </table:table-cell>
          <table:table-cell table:number-columns-repeated="11"/>
        </table:table-row>
        <table:table-row table:style-name="ro1">
          <table:table-cell office:value-type="string">
            <text:p>1D SURF</text:p>
          </table:table-cell>
          <table:table-cell office:value-type="float" office:value="284.8799">
            <text:p>284.880</text:p>
          </table:table-cell>
          <table:table-cell office:value-type="float" office:value="45.739">
            <text:p>45.739</text:p>
          </table:table-cell>
          <table:table-cell table:formula="of:=([.B31]/[.C31])" office:value-type="float" office:value="6.22838059424124">
            <text:p>6.23</text:p>
          </table:table-cell>
          <table:table-cell table:number-columns-repeated="8"/>
          <table:table-cell table:style-name="ce3" table:number-columns-repeated="2"/>
          <table:table-cell table:style-name="ce6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>
            <text:p>Large Hall Dataset</text:p>
          </table:table-cell>
          <table:table-cell table:style-name="ce4"/>
          <table:table-cell table:style-name="Default"/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table:style-name="ce4" office:value-type="string">
            <text:p>Overlapping Score</text:p>
          </table:table-cell>
          <table:table-cell table:style-name="Default" office:value-type="string">
            <text:p>Non-overlapping Score</text:p>
          </table:table-cell>
          <table:table-cell table:number-columns-repeated="8"/>
          <table:table-cell office:value-type="string">
            <text:p>1D SURF</text:p>
          </table:table-cell>
          <table:table-cell table:style-name="ce3" office:value-type="float" office:value="136.4333">
            <text:p>136.433</text:p>
          </table:table-cell>
          <table:table-cell table:style-name="ce3" office:value-type="float" office:value="32.6394">
            <text:p>32.639</text:p>
          </table:table-cell>
          <table:table-cell table:style-name="ce6" table:formula="of:=([.M34]/[.N34])" office:value-type="float" office:value="4.1800186277934">
            <text:p>4.18</text:p>
          </table:table-cell>
        </table:table-row>
        <table:table-row table:style-name="ro1">
          <table:table-cell/>
          <table:table-cell table:style-name="ce4" office:value-type="string">
            <text:p>2-NN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>
            <text:p>BRISK0</text:p>
          </table:table-cell>
          <table:table-cell office:value-type="float" office:value="2.3537">
            <text:p>2.354</text:p>
          </table:table-cell>
          <table:table-cell office:value-type="float" office:value="0.0104">
            <text:p>0.010</text:p>
          </table:table-cell>
          <table:table-cell table:formula="of:=([.B36]/[.C36])" office:value-type="float" office:value="226.317307692308">
            <text:p>226.32</text:p>
          </table:table-cell>
          <table:table-cell table:number-columns-repeated="11"/>
        </table:table-row>
        <table:table-row table:style-name="ro1">
          <table:table-cell office:value-type="string">
            <text:p>BRISK4</text:p>
          </table:table-cell>
          <table:table-cell office:value-type="float" office:value="1.3082">
            <text:p>1.308</text:p>
          </table:table-cell>
          <table:table-cell office:value-type="float" office:value="0.0089">
            <text:p>0.009</text:p>
          </table:table-cell>
          <table:table-cell table:formula="of:=([.B37]/[.C37])" office:value-type="float" office:value="146.988764044944">
            <text:p>146.99</text:p>
          </table:table-cell>
          <table:table-cell table:number-columns-repeated="11"/>
        </table:table-row>
        <table:table-row table:style-name="ro1">
          <table:table-cell office:value-type="string">
            <text:p>BRISK0- SURF2D</text:p>
          </table:table-cell>
          <table:table-cell office:value-type="float" office:value="568.8709">
            <text:p>568.871</text:p>
          </table:table-cell>
          <table:table-cell office:value-type="float" office:value="24.8242">
            <text:p>24.824</text:p>
          </table:table-cell>
          <table:table-cell table:formula="of:=([.B38]/[.C38])" office:value-type="float" office:value="22.9159811796553">
            <text:p>22.92</text:p>
          </table:table-cell>
          <table:table-cell table:number-columns-repeated="11"/>
        </table:table-row>
        <table:table-row table:style-name="ro1">
          <table:table-cell office:value-type="string">
            <text:p>UBRISK</text:p>
          </table:table-cell>
          <table:table-cell office:value-type="float" office:value="1.5009">
            <text:p>1.501</text:p>
          </table:table-cell>
          <table:table-cell office:value-type="float" office:value="0.009">
            <text:p>0.009</text:p>
          </table:table-cell>
          <table:table-cell table:formula="of:=([.B39]/[.C39])" office:value-type="float" office:value="166.766666666667">
            <text:p>166.77</text:p>
          </table:table-cell>
          <table:table-cell table:number-columns-repeated="11"/>
        </table:table-row>
        <table:table-row table:style-name="ro1">
          <table:table-cell office:value-type="string">
            <text:p>1D SURF</text:p>
          </table:table-cell>
          <table:table-cell office:value-type="float" office:value="136.4333">
            <text:p>136.433</text:p>
          </table:table-cell>
          <table:table-cell office:value-type="float" office:value="32.6394">
            <text:p>32.639</text:p>
          </table:table-cell>
          <table:table-cell table:formula="of:=([.B40]/[.C40])" office:value-type="float" office:value="4.1800186277934">
            <text:p>4.18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Radius Matching</text:p>
          </table:table-cell>
          <table:table-cell table:number-columns-repeated="13"/>
        </table:table-row>
        <table:table-row table:style-name="ro1">
          <table:table-cell office:value-type="string">
            <text:p>BRISK0</text:p>
          </table:table-cell>
          <table:table-cell office:value-type="float" office:value="1.0349">
            <text:p>1.035</text:p>
          </table:table-cell>
          <table:table-cell office:value-type="float" office:value="0.0265">
            <text:p>0.027</text:p>
          </table:table-cell>
          <table:table-cell table:formula="of:=([.B43]/[.C43])" office:value-type="float" office:value="39.0528301886792">
            <text:p>39.05</text:p>
          </table:table-cell>
          <table:table-cell table:number-columns-repeated="11"/>
        </table:table-row>
        <table:table-row table:style-name="ro1">
          <table:table-cell office:value-type="string">
            <text:p>BRISK4</text:p>
          </table:table-cell>
          <table:table-cell office:value-type="float" office:value="0.4841">
            <text:p>0.484</text:p>
          </table:table-cell>
          <table:table-cell office:value-type="float" office:value="0.0222">
            <text:p>0.022</text:p>
          </table:table-cell>
          <table:table-cell table:formula="of:=([.B44]/[.C44])" office:value-type="float" office:value="21.8063063063063">
            <text:p>21.81</text:p>
          </table:table-cell>
          <table:table-cell table:number-columns-repeated="11"/>
        </table:table-row>
        <table:table-row table:style-name="ro1">
          <table:table-cell office:value-type="string">
            <text:p>BRISK0- SURF2D</text:p>
          </table:table-cell>
          <table:table-cell office:value-type="float" office:value="407.7742">
            <text:p>407.774</text:p>
          </table:table-cell>
          <table:table-cell office:value-type="float" office:value="20.7082">
            <text:p>20.708</text:p>
          </table:table-cell>
          <table:table-cell table:formula="of:=([.B45]/[.C45])" office:value-type="float" office:value="19.6914362426478">
            <text:p>19.69</text:p>
          </table:table-cell>
          <table:table-cell table:number-columns-repeated="11"/>
        </table:table-row>
        <table:table-row table:style-name="ro1">
          <table:table-cell office:value-type="string">
            <text:p>UBRISK</text:p>
          </table:table-cell>
          <table:table-cell office:value-type="float" office:value="1.0139">
            <text:p>1.014</text:p>
          </table:table-cell>
          <table:table-cell office:value-type="float" office:value="0.0273">
            <text:p>0.027</text:p>
          </table:table-cell>
          <table:table-cell table:formula="of:=([.B46]/[.C46])" office:value-type="float" office:value="37.1391941391941">
            <text:p>37.14</text:p>
          </table:table-cell>
          <table:table-cell table:number-columns-repeated="11"/>
        </table:table-row>
        <table:table-row table:style-name="ro1">
          <table:table-cell office:value-type="string">
            <text:p>1D SURF</text:p>
          </table:table-cell>
          <table:table-cell office:value-type="float" office:value="136.4333">
            <text:p>136.433</text:p>
          </table:table-cell>
          <table:table-cell office:value-type="float" office:value="32.6394">
            <text:p>32.639</text:p>
          </table:table-cell>
          <table:table-cell table:formula="of:=([.B47]/[.C47])" office:value-type="float" office:value="4.1800186277934">
            <text:p>4.18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>
            <text:p>Main Robocup Dataset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Overlapping Score</text:p>
          </table:table-cell>
          <table:table-cell table:style-name="Default" office:value-type="string">
            <text:p>Non-overlapping Score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>
            <text:p>2-NN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string">
            <text:p>BRISK0</text:p>
          </table:table-cell>
          <table:table-cell office:value-type="float" office:value="0.2998">
            <text:p>0.300</text:p>
          </table:table-cell>
          <table:table-cell office:value-type="float" office:value="0.0028">
            <text:p>0.003</text:p>
          </table:table-cell>
          <table:table-cell table:formula="of:=([.B52]/[.C52])" office:value-type="float" office:value="107.071428571429">
            <text:p>107.07</text:p>
          </table:table-cell>
          <table:table-cell table:number-columns-repeated="11"/>
        </table:table-row>
        <table:table-row table:style-name="ro1">
          <table:table-cell office:value-type="string">
            <text:p>BRISK4</text:p>
          </table:table-cell>
          <table:table-cell office:value-type="float" office:value="0.2503">
            <text:p>0.250</text:p>
          </table:table-cell>
          <table:table-cell office:value-type="float" office:value="0.0045">
            <text:p>0.005</text:p>
          </table:table-cell>
          <table:table-cell table:formula="of:=([.B53]/[.C53])" office:value-type="float" office:value="55.6222222222222">
            <text:p>55.62</text:p>
          </table:table-cell>
          <table:table-cell table:number-columns-repeated="11"/>
        </table:table-row>
        <table:table-row table:style-name="ro1">
          <table:table-cell office:value-type="string">
            <text:p>BRISK0- SURF2D</text:p>
          </table:table-cell>
          <table:table-cell office:value-type="float" office:value="73.9315">
            <text:p>73.932</text:p>
          </table:table-cell>
          <table:table-cell office:value-type="float" office:value="3.0853">
            <text:p>3.085</text:p>
          </table:table-cell>
          <table:table-cell table:formula="of:=([.B54]/[.C54])" office:value-type="float" office:value="23.962499594853">
            <text:p>23.96</text:p>
          </table:table-cell>
          <table:table-cell table:number-columns-repeated="11"/>
        </table:table-row>
        <table:table-row table:style-name="ro1">
          <table:table-cell office:value-type="string">
            <text:p>UBRISK</text:p>
          </table:table-cell>
          <table:table-cell office:value-type="float" office:value="0.2123">
            <text:p>0.212</text:p>
          </table:table-cell>
          <table:table-cell office:value-type="float" office:value="0.0019">
            <text:p>0.002</text:p>
          </table:table-cell>
          <table:table-cell table:formula="of:=([.B55]/[.C55])" office:value-type="float" office:value="111.736842105263">
            <text:p>111.74</text:p>
          </table:table-cell>
          <table:table-cell table:number-columns-repeated="11"/>
        </table:table-row>
        <table:table-row table:style-name="ro1">
          <table:table-cell office:value-type="string">
            <text:p>1D SURF</text:p>
          </table:table-cell>
          <table:table-cell office:value-type="float" office:value="99.7557">
            <text:p>99.756</text:p>
          </table:table-cell>
          <table:table-cell office:value-type="float" office:value="31.5369">
            <text:p>31.537</text:p>
          </table:table-cell>
          <table:table-cell table:formula="of:=([.B56]/[.C56])" office:value-type="float" office:value="3.16314222387108">
            <text:p>3.16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Radius Matching</text:p>
          </table:table-cell>
          <table:table-cell table:number-columns-repeated="13"/>
        </table:table-row>
        <table:table-row table:style-name="ro1">
          <table:table-cell office:value-type="string">
            <text:p>BRISK0</text:p>
          </table:table-cell>
          <table:table-cell office:value-type="float" office:value="0.2263">
            <text:p>0.226</text:p>
          </table:table-cell>
          <table:table-cell office:value-type="float" office:value="0.0203">
            <text:p>0.020</text:p>
          </table:table-cell>
          <table:table-cell table:formula="of:=([.B59]/[.C59])" office:value-type="float" office:value="11.1477832512315">
            <text:p>11.15</text:p>
          </table:table-cell>
          <table:table-cell table:number-columns-repeated="11"/>
        </table:table-row>
        <table:table-row table:style-name="ro1">
          <table:table-cell office:value-type="string">
            <text:p>BRISK4</text:p>
          </table:table-cell>
          <table:table-cell office:value-type="float" office:value="0.1712">
            <text:p>0.171</text:p>
          </table:table-cell>
          <table:table-cell office:value-type="float" office:value="0.0061">
            <text:p>0.006</text:p>
          </table:table-cell>
          <table:table-cell table:formula="of:=([.B60]/[.C60])" office:value-type="float" office:value="28.0655737704918">
            <text:p>28.07</text:p>
          </table:table-cell>
          <table:table-cell table:number-columns-repeated="11"/>
        </table:table-row>
        <table:table-row table:style-name="ro1">
          <table:table-cell office:value-type="string">
            <text:p>BRISK0- SURF2D</text:p>
          </table:table-cell>
          <table:table-cell office:value-type="float" office:value="47.7829">
            <text:p>47.783</text:p>
          </table:table-cell>
          <table:table-cell office:value-type="float" office:value="1.6116">
            <text:p>1.612</text:p>
          </table:table-cell>
          <table:table-cell table:formula="of:=([.B61]/[.C61])" office:value-type="float" office:value="29.6493546785803">
            <text:p>29.65</text:p>
          </table:table-cell>
          <table:table-cell table:number-columns-repeated="11"/>
        </table:table-row>
        <table:table-row table:style-name="ro1">
          <table:table-cell office:value-type="string">
            <text:p>UBRISK</text:p>
          </table:table-cell>
          <table:table-cell office:value-type="float" office:value="0.2092">
            <text:p>0.209</text:p>
          </table:table-cell>
          <table:table-cell office:value-type="float" office:value="0.01">
            <text:p>0.010</text:p>
          </table:table-cell>
          <table:table-cell table:formula="of:=([.B62]/[.C62])" office:value-type="float" office:value="20.92">
            <text:p>20.92</text:p>
          </table:table-cell>
          <table:table-cell table:number-columns-repeated="11"/>
        </table:table-row>
        <table:table-row table:style-name="ro1">
          <table:table-cell office:value-type="string">
            <text:p>1D SURF</text:p>
          </table:table-cell>
          <table:table-cell office:value-type="float" office:value="99.7557">
            <text:p>99.756</text:p>
          </table:table-cell>
          <table:table-cell office:value-type="float" office:value="31.5369">
            <text:p>31.537</text:p>
          </table:table-cell>
          <table:table-cell table:formula="of:=([.B63]/[.C63])" office:value-type="float" office:value="3.16314222387108">
            <text:p>3.16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>
            <draw:frame table:end-cell-address="Sheet2.J27" table:end-x="2.074cm" table:end-y="0.245cm" draw:z-index="3" draw:style-name="gr1" svg:width="21.599cm" svg:height="11.941cm" svg:x="0.798cm" svg:y="0cm">
              <draw:object draw:notify-on-update-of-ranges="Sheet1.F5:Sheet1.F8 Sheet1.G3:Sheet1.G3 Sheet1.G5:Sheet1.G8 Sheet1.H3:Sheet1.H3 Sheet1.H5:Sheet1.H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Sheet2.T46" table:end-x="0.56cm" table:end-y="0.166cm" draw:z-index="1" draw:style-name="gr1" svg:width="21.599cm" svg:height="11.941cm" svg:x="1.542cm" svg:y="0.372cm">
              <draw:object draw:notify-on-update-of-ranges="Sheet1.F13:Sheet1.F14 Sheet1.G3:Sheet1.G3 Sheet1.G19:Sheet1.G20 Sheet1.H3:Sheet1.H3 Sheet1.H19:Sheet1.H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>
            <draw:frame table:end-cell-address="Sheet2.J53" table:end-x="1.276cm" table:end-y="0.193cm" draw:z-index="0" draw:style-name="gr1" svg:width="21.599cm" svg:height="11.941cm" svg:x="0cm" svg:y="0.399cm">
              <draw:object draw:notify-on-update-of-ranges="Sheet1.F13:Sheet1.F14 Sheet1.G3:Sheet1.G3 Sheet1.G13:Sheet1.G14 Sheet1.H3:Sheet1.H3 Sheet1.H13:Sheet1.H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34">
          <table:table-cell table:number-columns-repeated="10"/>
        </table:table-row>
        <table:table-row table:style-name="ro1">
          <table:table-cell>
            <draw:frame table:end-cell-address="Sheet2.J87" table:end-x="1.276cm" table:end-y="0.351cm" draw:z-index="2" draw:style-name="gr1" svg:width="21.599cm" svg:height="11.941cm" svg:x="0cm" svg:y="0.106cm">
              <draw:object draw:notify-on-update-of-ranges="Sheet1.F25:Sheet1.F25 Sheet1.G3:Sheet1.G3 Sheet1.G25:Sheet1.G25 Sheet1.H3:Sheet1.H3 Sheet1.H25:Sheet1.H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>
          <table:table-cell>
            <draw:frame table:end-cell-address="Sheet3.J25" table:end-x="0.578cm" table:end-y="0.451cm" draw:z-index="0" draw:style-name="gr1" svg:width="20.791cm" svg:height="11.167cm" svg:x="0.11cm" svg:y="0.08cm">
              <draw:object draw:notify-on-update-of-ranges="Sheet1.A4:Sheet1.A6 Sheet1.L12:Sheet1.L12 Sheet1.B4:Sheet1.B6 Sheet1.L13:Sheet1.L13 Sheet1.C4:Sheet1.C6 Sheet1.L14:Sheet1.L14 Sheet1.B11:Sheet1.B13 Sheet1.L15:Sheet1.L15 Sheet1.C11:Sheet1.C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Sheet3.S33" table:end-x="1.185cm" table:end-y="0.399cm" draw:z-index="1" draw:style-name="gr1" svg:width="23.628cm" svg:height="12.649cm" svg:x="0.138cm" svg:y="0.346cm">
              <draw:object draw:notify-on-update-of-ranges="Sheet1.A4:Sheet1.A6 Sheet1.L12:Sheet1.L12 Sheet1.B20:Sheet1.B22 Sheet1.L13:Sheet1.L13 Sheet1.C20:Sheet1.C22 Sheet1.L14:Sheet1.L14 Sheet1.B27:Sheet1.B29 Sheet1.L15:Sheet1.L15 Sheet1.C27:Sheet1.C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27">
          <table:table-cell table:number-columns-repeated="9"/>
        </table:table-row>
        <table:table-row table:style-name="ro1">
          <table:table-cell>
            <draw:frame table:end-cell-address="Sheet3.K61" table:end-x="1.047cm" table:end-y="0.265cm" draw:z-index="2" draw:style-name="gr1" svg:width="23.628cm" svg:height="12.649cm" svg:x="0cm" svg:y="0.213cm">
              <draw:object draw:notify-on-update-of-ranges="Sheet1.A4:Sheet1.A6 Sheet1.L12:Sheet1.L12 Sheet1.B36:Sheet1.B38 Sheet1.L13:Sheet1.L13 Sheet1.C36:Sheet1.C38 Sheet1.L14:Sheet1.L14 Sheet1.B43:Sheet1.B45 Sheet1.L15:Sheet1.L15 Sheet1.C43:Sheet1.C4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8"/>
        </table:table-row>
      </table:table>
      <table:table table:name="Sheet4" table:style-name="ta1" table:print="false">
        <table:table-column table:style-name="co1" table:number-columns-repeated="11" table:default-cell-style-name="Default"/>
        <table:table-row table:style-name="ro1">
          <table:table-cell>
            <draw:frame table:end-cell-address="Sheet4.K29" table:end-x="2.121cm" table:end-y="0.159cm" draw:z-index="0" draw:style-name="gr1" svg:width="24.316cm" svg:height="12.755cm" svg:x="0.386cm" svg:y="0cm">
              <draw:object draw:notify-on-update-of-ranges="Sheet1.A7:Sheet1.A8 Sheet1.L12:Sheet1.L12 Sheet1.B7:Sheet1.B7 Sheet1.L13:Sheet1.L13 Sheet1.C7:Sheet1.C7 Sheet1.L14:Sheet1.L14 Sheet1.B14:Sheet1.B14 Sheet1.L15:Sheet1.L15 Sheet1.C14:Sheet1.C14 Sheet1.L18:Sheet1.L18 Sheet1.M23:Sheet1.M24 Sheet1.L19:Sheet1.L19 Sheet1.N23:Sheet1.N2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Sheet4.V34" table:end-x="0.91cm" table:end-y="0.213cm" draw:z-index="1" draw:style-name="gr1" svg:width="24.316cm" svg:height="12.755cm" svg:x="1.433cm" svg:y="0.054cm">
              <draw:object draw:notify-on-update-of-ranges="Sheet1.A7:Sheet1.A8 Sheet1.L12:Sheet1.L12 Sheet1.B23:Sheet1.B23 Sheet1.L13:Sheet1.L13 Sheet1.C23:Sheet1.C23 Sheet1.L14:Sheet1.L14 Sheet1.B30:Sheet1.B30 Sheet1.L15:Sheet1.L15 Sheet1.C30:Sheet1.C30 Sheet1.L18:Sheet1.L18 Sheet1.M28:Sheet1.M29 Sheet1.L19:Sheet1.L19 Sheet1.N28:Sheet1.N2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27">
          <table:table-cell table:number-columns-repeated="11"/>
        </table:table-row>
        <table:table-row table:style-name="ro1">
          <table:table-cell>
            <draw:frame table:end-cell-address="Sheet4.K62" table:end-x="1.735cm" table:end-y="0.213cm" draw:z-index="2" draw:style-name="gr1" svg:width="24.316cm" svg:height="12.755cm" svg:x="0cm" svg:y="0.054cm">
              <draw:object draw:notify-on-update-of-ranges="Sheet1.A7:Sheet1.A8 Sheet1.L12:Sheet1.L12 Sheet1.B39:Sheet1.B39 Sheet1.L13:Sheet1.L13 Sheet1.C39:Sheet1.C39 Sheet1.L14:Sheet1.L14 Sheet1.B46:Sheet1.B46 Sheet1.L15:Sheet1.L15 Sheet1.C46:Sheet1.C46 Sheet1.L18:Sheet1.L18 Sheet1.M33:Sheet1.M34 Sheet1.L19:Sheet1.L19 Sheet1.N33:Sheet1.N3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"/>
        </table:table-row>
      </table:table>
      <table:table table:name="Sheet5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>
            <draw:frame table:end-cell-address="Sheet5.K29" table:end-x="0.138cm" table:end-y="0.344cm" draw:z-index="0" draw:style-name="gr1" svg:width="20.351cm" svg:height="12.834cm" svg:x="0.11cm" svg:y="0.106cm">
              <draw:object draw:notify-on-update-of-ranges="Sheet1.A4:Sheet1.A8 Sheet1.B3:Sheet1.B3 Sheet1.D4:Sheet1.D8 Sheet1.N5:Sheet1.N5 Sheet1.D11:Sheet1.D14 Sheet1.N6:Sheet1.N6 Sheet1.N7:Sheet1.N1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10"/>
          <table:table-cell>
            <draw:frame table:end-cell-address="Sheet5.T30" table:end-x="1.655cm" table:end-y="0.238cm" draw:z-index="1" draw:style-name="gr1" svg:width="20.351cm" svg:height="12.834cm" svg:x="1.627cm" svg:y="0.001cm">
              <draw:object draw:notify-on-update-of-ranges="Sheet1.A4:Sheet1.A8 Sheet1.N4:Sheet1.N4 Sheet1.D20:Sheet1.D24 Sheet1.N5:Sheet1.N5 Sheet1.D27:Sheet1.D30 Sheet1.N6:Sheet1.N6 Sheet1.N7:Sheet1.N1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</table:table-row>
        <table:table-row table:style-name="ro1" table:number-rows-repeated="27">
          <table:table-cell table:number-columns-repeated="11"/>
        </table:table-row>
        <table:table-row table:style-name="ro1">
          <table:table-cell>
            <draw:frame table:end-cell-address="Sheet5.J58" table:end-x="0.028cm" table:end-y="0.344cm" draw:z-index="2" draw:style-name="gr1" svg:width="20.351cm" svg:height="12.834cm" svg:x="0cm" svg:y="0.106cm">
              <draw:object draw:notify-on-update-of-ranges="Sheet1.A4:Sheet1.A8 Sheet1.N4:Sheet1.N4 Sheet1.D36:Sheet1.D40 Sheet1.N5:Sheet1.N5 Sheet1.D43:Sheet1.D46 Sheet1.N6:Sheet1.N6 Sheet1.N7:Sheet1.N1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3/08/2012</text:date>, <text:time>09:4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38:32</meta:creation-date>
    <dc:date>2012-08-03T09:49:22</dc:date>
    <dc:creator>Daniel Mankowitz</dc:creator>
    <meta:editing-duration>P1DT20H10M13S</meta:editing-duration>
    <meta:editing-cycles>100</meta:editing-cycles>
    <meta:generator>LibreOffice/3.3$Linux LibreOffice_project/330m19$Build-401</meta:generator>
    <meta:document-statistic meta:table-count="5" meta:cell-count="276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cm" svg:height="11.942cm" xlink:href=".." xlink:type="simple" chart:class="chart:bar" chart:style-name="ch1">
        <chart:title svg:x="4.936cm" svg:y="0.373cm" chart:style-name="ch2">
          <text:p>The Image Matching Scores for Overlapping Images and 
Non-overlapping Images under Varying Lighting Conditions</text:p>
        </chart:title>
        <chart:legend chart:legend-position="end" svg:x="16.267cm" svg:y="5.451cm" chart:style-name="ch3"/>
        <chart:plot-area chart:style-name="ch4" table:cell-range-address="Sheet1.F5:Sheet1.H8 Sheet1.G3:Sheet1.H3" chart:data-source-has-labels="both" svg:x="1.443cm" svg:y="2.37cm" svg:width="13.96cm" svg:height="8.353cm">
          <chartooo:coordinate-region svg:x="2.541cm" svg:y="2.569cm" svg:width="12.264cm" svg:height="7.109cm"/>
          <chart:axis chart:dimension="x" chart:name="primary-x" chart:style-name="ch5">
            <chart:title svg:x="6.963cm" svg:y="10.961cm" chart:style-name="ch6">
              <text:p>Lighting Conditions</text:p>
            </chart:title>
            <chart:categories table:cell-range-address="Sheet1.F5:Sheet1.F8"/>
          </chart:axis>
          <chart:axis chart:dimension="y" chart:name="primary-y" chart:style-name="ch7">
            <chart:title svg:x="0.451cm" svg:y="8.217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G5:Sheet1.G8" chart:label-cell-address="Sheet1.G3:Sheet1.G3" chart:class="chart:bar">
            <chart:data-point chart:repeated="4"/>
          </chart:series>
          <chart:series chart:style-name="ch11" chart:values-cell-range-address="Sheet1.H5:Sheet1.H8" chart:label-cell-address="Sheet1.H3:Sheet1.H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</text:p>
                <draw:g>
                  <svg:desc>Sheet1.G3:Sheet1.G3</svg:desc>
                </draw:g>
              </table:table-cell>
              <table:table-cell office:value-type="string">
                <text:p>Non-overlapping Image Sc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F5:Sheet1.F8</svg:desc>
                </draw:g>
              </table:table-cell>
              <table:table-cell office:value-type="float" office:value="0.2092">
                <text:p>0.2092</text:p>
                <draw:g>
                  <svg:desc>Sheet1.G5:Sheet1.G8</svg:desc>
                </draw:g>
              </table:table-cell>
              <table:table-cell office:value-type="float" office:value="0.01">
                <text:p>0.01</text:p>
                <draw:g>
                  <svg:desc>Sheet1.H5:Sheet1.H8</svg:desc>
                </draw:g>
              </table:table-cell>
            </table:table-row>
            <table:table-row>
              <table:table-cell office:value-type="string">
                <text:p>Left fluorescent Light Off</text:p>
              </table:table-cell>
              <table:table-cell office:value-type="float" office:value="0.1438">
                <text:p>0.1438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Right fluorescent light and Main Lights off</text:p>
              </table:table-cell>
              <table:table-cell office:value-type="float" office:value="0.1352">
                <text:p>0.135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Both fluorescent Lights off</text:p>
              </table:table-cell>
              <table:table-cell office:value-type="float" office:value="0.1153">
                <text:p>0.1153</text:p>
              </table:table-cell>
              <table:table-cell office:value-type="float" office:value="0.0112">
                <text:p>0.0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13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17cm" svg:height="12.756cm" xlink:href=".." xlink:type="simple" chart:class="chart:bar" chart:style-name="ch1">
        <chart:title svg:x="2.272cm" svg:y="0.391cm" chart:style-name="ch2">
          <text:p>The Image Matching Scores for SURF-based techniques from the Large Hall Environment Datasets</text:p>
        </chart:title>
        <chart:legend chart:legend-position="end" svg:x="16.311cm" svg:y="4.958cm" chart:style-name="ch3"/>
        <chart:plot-area chart:style-name="ch4" table:cell-range-address="Sheet1.A7:Sheet1.A8 Sheet1.L12:Sheet1.L15 Sheet1.B39:Sheet1.C39 Sheet1.B46:Sheet1.C46 Sheet1.L18:Sheet1.L19 Sheet1.M33:Sheet1.N34" chart:data-source-has-labels="both" svg:x="1.497cm" svg:y="1.935cm" svg:width="13.842cm" svg:height="9.585cm">
          <chartooo:coordinate-region svg:x="2.965cm" svg:y="2.134cm" svg:width="12.374cm" svg:height="8.739cm"/>
          <chart:axis chart:dimension="x" chart:name="primary-x" chart:style-name="ch5">
            <chart:title svg:x="7.673cm" svg:y="11.775cm" chart:style-name="ch6">
              <text:p>Algorithm</text:p>
            </chart:title>
            <chart:categories table:cell-range-address="Sheet1.A7:Sheet1.A8"/>
          </chart:axis>
          <chart:axis chart:dimension="y" chart:name="primary-y" chart:style-name="ch7">
            <chart:title svg:x="0.451cm" svg:y="8.398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B39:Sheet1.B39" chart:label-cell-address="Sheet1.L12:Sheet1.L12" chart:class="chart:bar">
            <chart:data-point/>
          </chart:series>
          <chart:series chart:style-name="ch11" chart:values-cell-range-address="Sheet1.C39:Sheet1.C39" chart:label-cell-address="Sheet1.L13:Sheet1.L13" chart:class="chart:bar">
            <chart:data-point/>
          </chart:series>
          <chart:series chart:style-name="ch12" chart:values-cell-range-address="Sheet1.B46:Sheet1.B46" chart:label-cell-address="Sheet1.L14:Sheet1.L14" chart:class="chart:bar">
            <chart:data-point/>
          </chart:series>
          <chart:series chart:style-name="ch13" chart:values-cell-range-address="Sheet1.C46:Sheet1.C46" chart:label-cell-address="Sheet1.L15:Sheet1.L15" chart:class="chart:bar">
            <chart:data-point/>
          </chart:series>
          <chart:series chart:style-name="ch14" chart:values-cell-range-address="Sheet1.M33:Sheet1.M34" chart:label-cell-address="Sheet1.L18:Sheet1.L18" chart:class="chart:bar">
            <chart:data-point chart:repeated="2"/>
          </chart:series>
          <chart:series chart:style-name="ch15" chart:values-cell-range-address="Sheet1.N33:Sheet1.N34" chart:label-cell-address="Sheet1.L19:Sheet1.L19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  <table:table-cell office:value-type="string">
                <text:p>Overlapping Image Score RANSAC</text:p>
                <draw:g>
                  <svg:desc>Sheet1.L18:Sheet1.L18</svg:desc>
                </draw:g>
              </table:table-cell>
              <table:table-cell office:value-type="string">
                <text:p>Non-overlapping Image Score RANSAC</text:p>
                <draw:g>
                  <svg:desc>Sheet1.L19:Sheet1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RISK</text:p>
                <draw:g>
                  <svg:desc>Sheet1.A7:Sheet1.A8</svg:desc>
                </draw:g>
              </table:table-cell>
              <table:table-cell office:value-type="float" office:value="1.5009">
                <text:p>1.5009</text:p>
                <draw:g>
                  <svg:desc>Sheet1.B39:Sheet1.B39</svg:desc>
                </draw:g>
              </table:table-cell>
              <table:table-cell office:value-type="float" office:value="0.009">
                <text:p>0.009</text:p>
                <draw:g>
                  <svg:desc>Sheet1.C39:Sheet1.C39</svg:desc>
                </draw:g>
              </table:table-cell>
              <table:table-cell office:value-type="float" office:value="1.0139">
                <text:p>1.0139</text:p>
                <draw:g>
                  <svg:desc>Sheet1.B46:Sheet1.B46</svg:desc>
                </draw:g>
              </table:table-cell>
              <table:table-cell office:value-type="float" office:value="0.0273">
                <text:p>0.0273</text:p>
                <draw:g>
                  <svg:desc>Sheet1.C46:Sheet1.C46</svg:desc>
                </draw:g>
              </table:table-cell>
              <table:table-cell office:value-type="float" office:value="NaN">
                <text:p>NaN</text:p>
                <draw:g>
                  <svg:desc>Sheet1.M33:Sheet1.M34</svg:desc>
                </draw:g>
              </table:table-cell>
              <table:table-cell office:value-type="float" office:value="NaN">
                <text:p>NaN</text:p>
                <draw:g>
                  <svg:desc>Sheet1.N33:Sheet1.N34</svg:desc>
                </draw:g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4333">
                <text:p>136.4333</text:p>
              </table:table-cell>
              <table:table-cell office:value-type="float" office:value="32.6394">
                <text:p>32.63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084d1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52cm" svg:height="12.835cm" xlink:href=".." xlink:type="simple" chart:class="chart:bar" chart:style-name="ch1">
        <chart:title svg:x="2.261cm" svg:y="0.391cm" chart:style-name="ch2">
          <text:p>The Ratio of Matching Score for Overlapping Images to the Matching Score for 
Non-overlapping Images for Main Robocup Datasets</text:p>
        </chart:title>
        <chart:legend chart:legend-position="end" svg:x="16.977cm" svg:y="5.672cm" chart:style-name="ch3"/>
        <chart:plot-area chart:style-name="ch4" table:cell-range-address="Sheet1.A4:Sheet1.A8 Sheet1.B3:Sheet1.B3 Sheet1.D4:Sheet1.D8 Sheet1.N5:Sheet1.N11 Sheet1.D11:Sheet1.D14" chart:data-source-has-labels="both" svg:x="1.418cm" svg:y="2.442cm" svg:width="14.745cm" svg:height="9.156cm">
          <chartooo:coordinate-region svg:x="2.701cm" svg:y="2.642cm" svg:width="13.462cm" svg:height="8.309cm"/>
          <chart:axis chart:dimension="x" chart:name="primary-x" chart:style-name="ch5">
            <chart:title svg:x="8.045cm" svg:y="11.854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8.625cm" chart:style-name="ch8">
              <text:p>Matching Score Ratio</text:p>
            </chart:title>
            <chart:grid chart:style-name="ch9" chart:class="major"/>
          </chart:axis>
          <chart:series chart:style-name="ch10" chart:values-cell-range-address="Sheet1.D4:Sheet1.D8" chart:label-cell-address="Sheet1.B3:Sheet1.B3" chart:class="chart:bar">
            <chart:data-point chart:repeated="4"/>
            <chart:data-point chart:style-name="ch11"/>
          </chart:series>
          <chart:series chart:style-name="ch12" chart:values-cell-range-address="Sheet1.D11:Sheet1.D14" chart:label-cell-address="Sheet1.N5:Sheet1.N5" chart:class="chart:bar">
            <chart:data-point chart:repeated="4"/>
          </chart:series>
          <chart:series chart:style-name="ch13" chart:values-cell-range-address="Sheet1.N7:Sheet1.N11" chart:label-cell-address="Sheet1.N6:Sheet1.N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B3:Sheet1.B3</svg:desc>
                </draw:g>
              </table:table-cell>
              <table:table-cell office:value-type="string">
                <text:p>Radius Matching</text:p>
                <draw:g>
                  <svg:desc>Sheet1.N5:Sheet1.N5</svg:desc>
                </draw:g>
              </table:table-cell>
              <table:table-cell office:value-type="string">
                <text:p>RANSAC</text:p>
                <draw:g>
                  <svg:desc>Sheet1.N6:Sheet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101.380952380952">
                <text:p>101.380952380952</text:p>
                <draw:g>
                  <svg:desc>Sheet1.D4:Sheet1.D8</svg:desc>
                </draw:g>
              </table:table-cell>
              <table:table-cell office:value-type="float" office:value="8.90204081632653">
                <text:p>8.90204081632653</text:p>
                <draw:g>
                  <svg:desc>Sheet1.D11:Sheet1.D14</svg:desc>
                </draw:g>
              </table:table-cell>
              <table:table-cell office:value-type="float" office:value="NaN">
                <text:p>NaN</text:p>
                <draw:g>
                  <svg:desc>Sheet1.N7:Sheet1.N11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83.3">
                <text:p>83.3</text:p>
              </table:table-cell>
              <table:table-cell office:value-type="float" office:value="20.1509433962264">
                <text:p>20.1509433962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18.952467643294">
                <text:p>18.952467643294</text:p>
              </table:table-cell>
              <table:table-cell office:value-type="float" office:value="15.915000951837">
                <text:p>15.915000951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BRISK</text:p>
              </table:table-cell>
              <table:table-cell office:value-type="float" office:value="111.125">
                <text:p>111.125</text:p>
              </table:table-cell>
              <table:table-cell office:value-type="float" office:value="16.9568965517241">
                <text:p>16.956896551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.65587212696679">
                <text:p>2.65587212696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084d1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52cm" svg:height="12.835cm" xlink:href=".." xlink:type="simple" chart:class="chart:bar" chart:style-name="ch1">
        <chart:title svg:x="2.261cm" svg:y="0.391cm" chart:style-name="ch2">
          <text:p>The Ratio of Matching Score for Overlapping Images to the Matching Score for 
Non-overlapping Images for Office Environment Datasets</text:p>
        </chart:title>
        <chart:legend chart:legend-position="end" svg:x="16.977cm" svg:y="5.672cm" chart:style-name="ch3"/>
        <chart:plot-area chart:style-name="ch4" table:cell-range-address="Sheet1.A4:Sheet1.A8 Sheet1.N4:Sheet1.N11 Sheet1.D20:Sheet1.D24 Sheet1.D27:Sheet1.D30" chart:data-source-has-labels="both" svg:x="1.418cm" svg:y="2.442cm" svg:width="14.745cm" svg:height="9.156cm">
          <chartooo:coordinate-region svg:x="2.516cm" svg:y="2.642cm" svg:width="13.647cm" svg:height="8.309cm"/>
          <chart:axis chart:dimension="x" chart:name="primary-x" chart:style-name="ch5">
            <chart:title svg:x="8.045cm" svg:y="11.854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8.625cm" chart:style-name="ch8">
              <text:p>Matching Score Ratio</text:p>
            </chart:title>
            <chart:grid chart:style-name="ch9" chart:class="major"/>
          </chart:axis>
          <chart:series chart:style-name="ch10" chart:values-cell-range-address="Sheet1.D20:Sheet1.D24" chart:label-cell-address="Sheet1.N4:Sheet1.N4" chart:class="chart:bar">
            <chart:data-point chart:repeated="4"/>
            <chart:data-point chart:style-name="ch11"/>
          </chart:series>
          <chart:series chart:style-name="ch12" chart:values-cell-range-address="Sheet1.D27:Sheet1.D30" chart:label-cell-address="Sheet1.N5:Sheet1.N5" chart:class="chart:bar">
            <chart:data-point chart:repeated="4"/>
          </chart:series>
          <chart:series chart:style-name="ch13" chart:values-cell-range-address="Sheet1.N7:Sheet1.N11" chart:label-cell-address="Sheet1.N6:Sheet1.N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N4:Sheet1.N4</svg:desc>
                </draw:g>
              </table:table-cell>
              <table:table-cell office:value-type="string">
                <text:p>Radius Matching</text:p>
                <draw:g>
                  <svg:desc>Sheet1.N5:Sheet1.N5</svg:desc>
                </draw:g>
              </table:table-cell>
              <table:table-cell office:value-type="string">
                <text:p>RANSAC</text:p>
                <draw:g>
                  <svg:desc>Sheet1.N6:Sheet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64.90625">
                <text:p>64.90625</text:p>
                <draw:g>
                  <svg:desc>Sheet1.D20:Sheet1.D24</svg:desc>
                </draw:g>
              </table:table-cell>
              <table:table-cell office:value-type="float" office:value="29.1666666666667">
                <text:p>29.1666666666667</text:p>
                <draw:g>
                  <svg:desc>Sheet1.D27:Sheet1.D30</svg:desc>
                </draw:g>
              </table:table-cell>
              <table:table-cell office:value-type="float" office:value="NaN">
                <text:p>NaN</text:p>
                <draw:g>
                  <svg:desc>Sheet1.N7:Sheet1.N11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71.1621621621622">
                <text:p>71.1621621621622</text:p>
              </table:table-cell>
              <table:table-cell office:value-type="float" office:value="33.5636363636364">
                <text:p>33.5636363636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9.05699088145897">
                <text:p>9.05699088145897</text:p>
              </table:table-cell>
              <table:table-cell office:value-type="float" office:value="19.7850981737117">
                <text:p>19.7850981737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BRISK</text:p>
              </table:table-cell>
              <table:table-cell office:value-type="float" office:value="78.3414634146341">
                <text:p>78.3414634146341</text:p>
              </table:table-cell>
              <table:table-cell office:value-type="float" office:value="30.5473684210526">
                <text:p>30.5473684210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.22838059424124">
                <text:p>6.2283805942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084d1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52cm" svg:height="12.835cm" xlink:href=".." xlink:type="simple" chart:class="chart:bar" chart:style-name="ch1">
        <chart:title svg:x="2.261cm" svg:y="0.391cm" chart:style-name="ch2">
          <text:p>The Ratio of Matching Score for Overlapping Images to the Matching Score for 
Non-overlapping Images for Large Hall Environment Datasets</text:p>
        </chart:title>
        <chart:legend chart:legend-position="end" svg:x="16.977cm" svg:y="5.672cm" chart:style-name="ch3"/>
        <chart:plot-area chart:style-name="ch4" table:cell-range-address="Sheet1.A4:Sheet1.A8 Sheet1.N4:Sheet1.N11 Sheet1.D36:Sheet1.D40 Sheet1.D43:Sheet1.D46" chart:data-source-has-labels="both" svg:x="1.418cm" svg:y="2.442cm" svg:width="14.745cm" svg:height="9.156cm">
          <chartooo:coordinate-region svg:x="2.701cm" svg:y="2.642cm" svg:width="13.462cm" svg:height="8.309cm"/>
          <chart:axis chart:dimension="x" chart:name="primary-x" chart:style-name="ch5">
            <chart:title svg:x="8.045cm" svg:y="11.854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8.625cm" chart:style-name="ch8">
              <text:p>Matching Score Ratio</text:p>
            </chart:title>
            <chart:grid chart:style-name="ch9" chart:class="major"/>
          </chart:axis>
          <chart:series chart:style-name="ch10" chart:values-cell-range-address="Sheet1.D36:Sheet1.D40" chart:label-cell-address="Sheet1.N4:Sheet1.N4" chart:class="chart:bar">
            <chart:data-point chart:repeated="4"/>
            <chart:data-point chart:style-name="ch11"/>
          </chart:series>
          <chart:series chart:style-name="ch12" chart:values-cell-range-address="Sheet1.D43:Sheet1.D46" chart:label-cell-address="Sheet1.N5:Sheet1.N5" chart:class="chart:bar">
            <chart:data-point chart:repeated="4"/>
          </chart:series>
          <chart:series chart:style-name="ch13" chart:values-cell-range-address="Sheet1.N7:Sheet1.N11" chart:label-cell-address="Sheet1.N6:Sheet1.N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N4:Sheet1.N4</svg:desc>
                </draw:g>
              </table:table-cell>
              <table:table-cell office:value-type="string">
                <text:p>Radius Matching</text:p>
                <draw:g>
                  <svg:desc>Sheet1.N5:Sheet1.N5</svg:desc>
                </draw:g>
              </table:table-cell>
              <table:table-cell office:value-type="string">
                <text:p>RANSAC</text:p>
                <draw:g>
                  <svg:desc>Sheet1.N6:Sheet1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8</svg:desc>
                </draw:g>
              </table:table-cell>
              <table:table-cell office:value-type="float" office:value="226.317307692308">
                <text:p>226.317307692308</text:p>
                <draw:g>
                  <svg:desc>Sheet1.D36:Sheet1.D40</svg:desc>
                </draw:g>
              </table:table-cell>
              <table:table-cell office:value-type="float" office:value="39.0528301886792">
                <text:p>39.0528301886792</text:p>
                <draw:g>
                  <svg:desc>Sheet1.D43:Sheet1.D46</svg:desc>
                </draw:g>
              </table:table-cell>
              <table:table-cell office:value-type="float" office:value="NaN">
                <text:p>NaN</text:p>
                <draw:g>
                  <svg:desc>Sheet1.N7:Sheet1.N11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146.988764044944">
                <text:p>146.988764044944</text:p>
              </table:table-cell>
              <table:table-cell office:value-type="float" office:value="21.8063063063063">
                <text:p>21.8063063063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22.9159811796553">
                <text:p>22.9159811796553</text:p>
              </table:table-cell>
              <table:table-cell office:value-type="float" office:value="19.6914362426478">
                <text:p>19.6914362426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BRISK</text:p>
              </table:table-cell>
              <table:table-cell office:value-type="float" office:value="166.766666666667">
                <text:p>166.766666666667</text:p>
              </table:table-cell>
              <table:table-cell office:value-type="float" office:value="37.1391941391941">
                <text:p>37.1391941391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4.1800186277934">
                <text:p>4.1800186277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cm" svg:height="11.942cm" xlink:href=".." xlink:type="simple" chart:class="chart:bar" chart:style-name="ch1">
        <chart:title svg:x="4.01cm" svg:y="0.373cm" chart:style-name="ch2">
          <text:p>The Image Matching Scores for the Nao-only and Nao-Nikon Images
from the Main Robocup Datasets</text:p>
        </chart:title>
        <chart:legend chart:legend-position="end" svg:x="16.267cm" svg:y="5.451cm" chart:style-name="ch3"/>
        <chart:plot-area chart:style-name="ch4" table:cell-range-address="Sheet1.F13:Sheet1.H14 Sheet1.G3:Sheet1.H3" chart:data-source-has-labels="both" svg:x="1.443cm" svg:y="2.37cm" svg:width="13.96cm" svg:height="8.353cm">
          <chartooo:coordinate-region svg:x="2.541cm" svg:y="2.569cm" svg:width="12.862cm" svg:height="7.507cm"/>
          <chart:axis chart:dimension="x" chart:name="primary-x" chart:style-name="ch5">
            <chart:title svg:x="6.514cm" svg:y="10.961cm" chart:style-name="ch6">
              <text:p>Images used for Matching</text:p>
            </chart:title>
            <chart:categories table:cell-range-address="Sheet1.F13:Sheet1.F14"/>
          </chart:axis>
          <chart:axis chart:dimension="y" chart:name="primary-y" chart:style-name="ch7">
            <chart:title svg:x="0.451cm" svg:y="8.217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G13:Sheet1.G14" chart:label-cell-address="Sheet1.G3:Sheet1.G3" chart:class="chart:bar">
            <chart:data-point chart:repeated="2"/>
          </chart:series>
          <chart:series chart:style-name="ch11" chart:values-cell-range-address="Sheet1.H13:Sheet1.H14" chart:label-cell-address="Sheet1.H3:Sheet1.H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</text:p>
                <draw:g>
                  <svg:desc>Sheet1.G3:Sheet1.G3</svg:desc>
                </draw:g>
              </table:table-cell>
              <table:table-cell office:value-type="string">
                <text:p>Non-overlapping Image Sc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</text:p>
                <draw:g>
                  <svg:desc>Sheet1.F13:Sheet1.F14</svg:desc>
                </draw:g>
              </table:table-cell>
              <table:table-cell office:value-type="float" office:value="0.2092">
                <text:p>0.2092</text:p>
                <draw:g>
                  <svg:desc>Sheet1.G13:Sheet1.G14</svg:desc>
                </draw:g>
              </table:table-cell>
              <table:table-cell office:value-type="float" office:value="0.01">
                <text:p>0.01</text:p>
                <draw:g>
                  <svg:desc>Sheet1.H13:Sheet1.H14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0991">
                <text:p>0.0991</text:p>
              </table:table-cell>
              <table:table-cell office:value-type="float" office:value="0.0051">
                <text:p>0.00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cm" svg:height="11.942cm" xlink:href=".." xlink:type="simple" chart:class="chart:bar" chart:column-mapping="0" chart:style-name="ch1">
        <chart:title svg:x="3.904cm" svg:y="0.373cm" chart:style-name="ch2">
          <text:p>The Image Matching Scores for the Nao-only and Nao-Nikon Images 
from the Large Hall Environment Datasets</text:p>
        </chart:title>
        <chart:legend chart:legend-position="end" svg:x="16.267cm" svg:y="5.451cm" chart:style-name="ch3"/>
        <chart:plot-area chart:style-name="ch4" table:cell-range-address="Sheet1.F13:Sheet1.F14 Sheet1.G3:Sheet1.H3 Sheet1.G19:Sheet1.H20" chart:data-source-has-labels="both" svg:x="1.443cm" svg:y="2.37cm" svg:width="13.96cm" svg:height="8.353cm">
          <chartooo:coordinate-region svg:x="2.541cm" svg:y="2.57cm" svg:width="12.862cm" svg:height="7.506cm"/>
          <chart:axis chart:dimension="x" chart:name="primary-x" chart:style-name="ch5">
            <chart:title svg:x="6.514cm" svg:y="10.961cm" chart:style-name="ch6">
              <text:p>Images used for Matching</text:p>
            </chart:title>
            <chart:categories table:cell-range-address="Sheet1.F13:Sheet1.F14"/>
          </chart:axis>
          <chart:axis chart:dimension="y" chart:name="primary-y" chart:style-name="ch7">
            <chart:title svg:x="0.451cm" svg:y="8.217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G19:Sheet1.G20" chart:label-cell-address="Sheet1.G3:Sheet1.G3" chart:class="chart:bar">
            <chart:data-point chart:repeated="2"/>
          </chart:series>
          <chart:series chart:style-name="ch11" chart:values-cell-range-address="Sheet1.H19:Sheet1.H20" chart:label-cell-address="Sheet1.H3:Sheet1.H3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</text:p>
                <draw:g>
                  <svg:desc>Sheet1.G3:Sheet1.G3</svg:desc>
                </draw:g>
              </table:table-cell>
              <table:table-cell office:value-type="string">
                <text:p>Non-overlapping Image Sc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</text:p>
                <draw:g>
                  <svg:desc>Sheet1.F13:Sheet1.F14</svg:desc>
                </draw:g>
              </table:table-cell>
              <table:table-cell office:value-type="float" office:value="1.0139">
                <text:p>1.0139</text:p>
                <draw:g>
                  <svg:desc>Sheet1.G19:Sheet1.G20</svg:desc>
                </draw:g>
              </table:table-cell>
              <table:table-cell office:value-type="float" office:value="0.0273">
                <text:p>0.0273</text:p>
                <draw:g>
                  <svg:desc>Sheet1.H19:Sheet1.H20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1415">
                <text:p>0.1415</text:p>
              </table:table-cell>
              <table:table-cell office:value-type="float" office:value="0.0213">
                <text:p>0.02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cm" svg:height="11.942cm" xlink:href=".." xlink:type="simple" chart:class="chart:bar" chart:style-name="ch1">
        <chart:title svg:x="4.327cm" svg:y="0.374cm" chart:style-name="ch2">
          <text:p>The Image Matching Scores for the Google Street View Datasets</text:p>
        </chart:title>
        <chart:legend chart:legend-position="end" svg:x="16.267cm" svg:y="5.451cm" chart:style-name="ch3"/>
        <chart:plot-area chart:style-name="ch4" table:cell-range-address="Sheet1.F25:Sheet1.H25 Sheet1.G3:Sheet1.H3" chart:data-source-has-labels="both" svg:x="1.443cm" svg:y="1.867cm" svg:width="13.96cm" svg:height="8.856cm">
          <chartooo:coordinate-region svg:x="2.541cm" svg:y="2.067cm" svg:width="12.862cm" svg:height="8.009cm"/>
          <chart:axis chart:dimension="x" chart:name="primary-x" chart:style-name="ch5">
            <chart:title svg:x="6.514cm" svg:y="10.961cm" chart:style-name="ch6">
              <text:p>Images used for Matching</text:p>
            </chart:title>
            <chart:categories table:cell-range-address="Sheet1.F25:Sheet1.F25"/>
          </chart:axis>
          <chart:axis chart:dimension="y" chart:name="primary-y" chart:style-name="ch7">
            <chart:title svg:x="0.451cm" svg:y="7.966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G25:Sheet1.G25" chart:label-cell-address="Sheet1.G3:Sheet1.G3" chart:class="chart:bar">
            <chart:data-point/>
          </chart:series>
          <chart:series chart:style-name="ch11" chart:values-cell-range-address="Sheet1.H25:Sheet1.H25" chart:label-cell-address="Sheet1.H3:Sheet1.H3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</text:p>
                <draw:g>
                  <svg:desc>Sheet1.G3:Sheet1.G3</svg:desc>
                </draw:g>
              </table:table-cell>
              <table:table-cell office:value-type="string">
                <text:p>Non-overlapping Image Sc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eet View</text:p>
                <draw:g>
                  <svg:desc>Sheet1.F25:Sheet1.F25</svg:desc>
                </draw:g>
              </table:table-cell>
              <table:table-cell office:value-type="float" office:value="0.2964">
                <text:p>0.2964</text:p>
                <draw:g>
                  <svg:desc>Sheet1.G25:Sheet1.G25</svg:desc>
                </draw:g>
              </table:table-cell>
              <table:table-cell office:value-type="float" office:value="0.0778">
                <text:p>0.0778</text:p>
                <draw:g>
                  <svg:desc>Sheet1.H25:Sheet1.H2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92cm" svg:height="11.168cm" xlink:href=".." xlink:type="simple" chart:class="chart:bar" chart:style-name="ch1">
        <chart:title svg:x="3.791cm" svg:y="0.359cm" chart:style-name="ch2">
          <text:p>The Mean Image Matching Scores for the Main Robocup Datasets</text:p>
        </chart:title>
        <chart:legend chart:legend-position="end" svg:x="14.294cm" svg:y="4.217cm" chart:style-name="ch3"/>
        <chart:plot-area chart:style-name="ch4" table:cell-range-address="Sheet1.A4:Sheet1.C6 Sheet1.L12:Sheet1.L15 Sheet1.B11:Sheet1.C13" chart:data-source-has-labels="both" svg:x="1.426cm" svg:y="1.807cm" svg:width="12.038cm" svg:height="8.157cm">
          <chartooo:coordinate-region svg:x="2.709cm" svg:y="2.007cm" svg:width="10.755cm" svg:height="7.31cm"/>
          <chart:axis chart:dimension="x" chart:name="primary-x" chart:style-name="ch5">
            <chart:title svg:x="6.7cm" svg:y="10.187cm" chart:style-name="ch6">
              <text:p>Algorithm</text:p>
            </chart:title>
            <chart:categories table:cell-range-address="Sheet1.A4:Sheet1.A6"/>
          </chart:axis>
          <chart:axis chart:dimension="y" chart:name="primary-y" chart:style-name="ch7">
            <chart:title svg:x="0.451cm" svg:y="6.855cm" chart:style-name="ch8">
              <text:p>Image Score</text:p>
            </chart:title>
            <chart:grid chart:style-name="ch9" chart:class="major"/>
          </chart:axis>
          <chart:series chart:style-name="ch10" chart:values-cell-range-address="Sheet1.B4:Sheet1.B6" chart:label-cell-address="Sheet1.L12:Sheet1.L12" chart:class="chart:bar">
            <chart:data-point chart:repeated="3"/>
          </chart:series>
          <chart:series chart:style-name="ch11" chart:values-cell-range-address="Sheet1.C4:Sheet1.C6" chart:label-cell-address="Sheet1.L13:Sheet1.L13" chart:class="chart:bar">
            <chart:data-point chart:repeated="3"/>
          </chart:series>
          <chart:series chart:style-name="ch12" chart:values-cell-range-address="Sheet1.B11:Sheet1.B13" chart:label-cell-address="Sheet1.L14:Sheet1.L14" chart:class="chart:bar">
            <chart:data-point chart:repeated="3"/>
          </chart:series>
          <chart:series chart:style-name="ch13" chart:values-cell-range-address="Sheet1.C11:Sheet1.C13" chart:label-cell-address="Sheet1.L15:Sheet1.L1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6</svg:desc>
                </draw:g>
              </table:table-cell>
              <table:table-cell office:value-type="float" office:value="0.2129">
                <text:p>0.2129</text:p>
                <draw:g>
                  <svg:desc>Sheet1.B4:Sheet1.B6</svg:desc>
                </draw:g>
              </table:table-cell>
              <table:table-cell office:value-type="float" office:value="0.0021">
                <text:p>0.0021</text:p>
                <draw:g>
                  <svg:desc>Sheet1.C4:Sheet1.C6</svg:desc>
                </draw:g>
              </table:table-cell>
              <table:table-cell office:value-type="float" office:value="0.2181">
                <text:p>0.2181</text:p>
                <draw:g>
                  <svg:desc>Sheet1.B11:Sheet1.B13</svg:desc>
                </draw:g>
              </table:table-cell>
              <table:table-cell office:value-type="float" office:value="0.0245">
                <text:p>0.0245</text:p>
                <draw:g>
                  <svg:desc>Sheet1.C11:Sheet1.C13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1666">
                <text:p>0.1666</text:p>
              </table:table-cell>
              <table:table-cell office:value-type="float" office:value="0.002">
                <text:p>0.002</text:p>
              </table:table-cell>
              <table:table-cell office:value-type="float" office:value="0.2136">
                <text:p>0.2136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66.6274">
                <text:p>66.6274</text:p>
              </table:table-cell>
              <table:table-cell office:value-type="float" office:value="3.5155">
                <text:p>3.5155</text:p>
              </table:table-cell>
              <table:table-cell office:value-type="float" office:value="50.1609">
                <text:p>50.1609</text:p>
              </table:table-cell>
              <table:table-cell office:value-type="float" office:value="3.1518">
                <text:p>3.15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29cm" svg:height="12.65cm" xlink:href=".." xlink:type="simple" chart:class="chart:bar" chart:style-name="ch1">
        <chart:title svg:x="4.719cm" svg:y="0.389cm" chart:style-name="ch2">
          <text:p>The Mean Image Matching Scores for the Office Environment Datasets</text:p>
        </chart:title>
        <chart:legend chart:legend-position="end" svg:x="16.258cm" svg:y="5.156cm" chart:style-name="ch3"/>
        <chart:plot-area chart:style-name="ch4" table:cell-range-address="Sheet1.A4:Sheet1.A6 Sheet1.L12:Sheet1.L15 Sheet1.B20:Sheet1.C22 Sheet1.B27:Sheet1.C29" chart:data-source-has-labels="both" svg:x="1.483cm" svg:y="1.927cm" svg:width="13.831cm" svg:height="9.489cm">
          <chartooo:coordinate-region svg:x="2.951cm" svg:y="2.127cm" svg:width="12.363cm" svg:height="8.642cm"/>
          <chart:axis chart:dimension="x" chart:name="primary-x" chart:style-name="ch5">
            <chart:title svg:x="7.653cm" svg:y="11.669cm" chart:style-name="ch6">
              <text:p>Algorithm</text:p>
            </chart:title>
            <chart:categories table:cell-range-address="Sheet1.A4:Sheet1.A6"/>
          </chart:axis>
          <chart:axis chart:dimension="y" chart:name="primary-y" chart:style-name="ch7">
            <chart:title svg:x="0.451cm" svg:y="7.641cm" chart:style-name="ch8">
              <text:p>Image Score</text:p>
            </chart:title>
            <chart:grid chart:style-name="ch9" chart:class="major"/>
          </chart:axis>
          <chart:series chart:style-name="ch10" chart:values-cell-range-address="Sheet1.B20:Sheet1.B22" chart:label-cell-address="Sheet1.L12:Sheet1.L12" chart:class="chart:bar">
            <chart:data-point chart:repeated="3"/>
          </chart:series>
          <chart:series chart:style-name="ch11" chart:values-cell-range-address="Sheet1.C20:Sheet1.C22" chart:label-cell-address="Sheet1.L13:Sheet1.L13" chart:class="chart:bar">
            <chart:data-point chart:repeated="3"/>
          </chart:series>
          <chart:series chart:style-name="ch12" chart:values-cell-range-address="Sheet1.B27:Sheet1.B29" chart:label-cell-address="Sheet1.L14:Sheet1.L14" chart:class="chart:bar">
            <chart:data-point chart:repeated="3"/>
          </chart:series>
          <chart:series chart:style-name="ch13" chart:values-cell-range-address="Sheet1.C27:Sheet1.C29" chart:label-cell-address="Sheet1.L15:Sheet1.L1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6</svg:desc>
                </draw:g>
              </table:table-cell>
              <table:table-cell office:value-type="float" office:value="0.4154">
                <text:p>0.4154</text:p>
                <draw:g>
                  <svg:desc>Sheet1.B20:Sheet1.B22</svg:desc>
                </draw:g>
              </table:table-cell>
              <table:table-cell office:value-type="float" office:value="0.0064">
                <text:p>0.0064</text:p>
                <draw:g>
                  <svg:desc>Sheet1.C20:Sheet1.C22</svg:desc>
                </draw:g>
              </table:table-cell>
              <table:table-cell office:value-type="float" office:value="0.2275">
                <text:p>0.2275</text:p>
                <draw:g>
                  <svg:desc>Sheet1.B27:Sheet1.B29</svg:desc>
                </draw:g>
              </table:table-cell>
              <table:table-cell office:value-type="float" office:value="0.0078">
                <text:p>0.0078</text:p>
                <draw:g>
                  <svg:desc>Sheet1.C27:Sheet1.C29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0.2633">
                <text:p>0.2633</text:p>
              </table:table-cell>
              <table:table-cell office:value-type="float" office:value="0.0037">
                <text:p>0.0037</text:p>
              </table:table-cell>
              <table:table-cell office:value-type="float" office:value="0.1846">
                <text:p>0.1846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134.6847">
                <text:p>134.6847</text:p>
              </table:table-cell>
              <table:table-cell office:value-type="float" office:value="14.8708">
                <text:p>14.8708</text:p>
              </table:table-cell>
              <table:table-cell office:value-type="float" office:value="115.3768">
                <text:p>115.3768</text:p>
              </table:table-cell>
              <table:table-cell office:value-type="float" office:value="5.8315">
                <text:p>5.83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29cm" svg:height="12.65cm" xlink:href=".." xlink:type="simple" chart:class="chart:bar" chart:style-name="ch1">
        <chart:title svg:x="4.309cm" svg:y="0.389cm" chart:style-name="ch2">
          <text:p>The Mean Image Matching Scores for the Large Hall Environment Datasets</text:p>
        </chart:title>
        <chart:legend chart:legend-position="end" svg:x="16.258cm" svg:y="5.156cm" chart:style-name="ch3"/>
        <chart:plot-area chart:style-name="ch4" table:cell-range-address="Sheet1.A4:Sheet1.A6 Sheet1.L12:Sheet1.L15 Sheet1.B36:Sheet1.C38 Sheet1.B43:Sheet1.C45" chart:data-source-has-labels="both" svg:x="1.483cm" svg:y="1.927cm" svg:width="13.831cm" svg:height="9.489cm">
          <chartooo:coordinate-region svg:x="2.951cm" svg:y="2.127cm" svg:width="12.363cm" svg:height="8.642cm"/>
          <chart:axis chart:dimension="x" chart:name="primary-x" chart:style-name="ch5">
            <chart:title svg:x="7.653cm" svg:y="11.669cm" chart:style-name="ch6">
              <text:p>Algorithm</text:p>
            </chart:title>
            <chart:categories table:cell-range-address="Sheet1.A4:Sheet1.A6"/>
          </chart:axis>
          <chart:axis chart:dimension="y" chart:name="primary-y" chart:style-name="ch7">
            <chart:title svg:x="0.451cm" svg:y="7.641cm" chart:style-name="ch8">
              <text:p>Image Score</text:p>
            </chart:title>
            <chart:grid chart:style-name="ch9" chart:class="major"/>
          </chart:axis>
          <chart:series chart:style-name="ch10" chart:values-cell-range-address="Sheet1.B36:Sheet1.B38" chart:label-cell-address="Sheet1.L12:Sheet1.L12" chart:class="chart:bar">
            <chart:data-point chart:repeated="3"/>
          </chart:series>
          <chart:series chart:style-name="ch11" chart:values-cell-range-address="Sheet1.C36:Sheet1.C38" chart:label-cell-address="Sheet1.L13:Sheet1.L13" chart:class="chart:bar">
            <chart:data-point chart:repeated="3"/>
          </chart:series>
          <chart:series chart:style-name="ch12" chart:values-cell-range-address="Sheet1.B43:Sheet1.B45" chart:label-cell-address="Sheet1.L14:Sheet1.L14" chart:class="chart:bar">
            <chart:data-point chart:repeated="3"/>
          </chart:series>
          <chart:series chart:style-name="ch13" chart:values-cell-range-address="Sheet1.C43:Sheet1.C45" chart:label-cell-address="Sheet1.L15:Sheet1.L1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</text:p>
                <draw:g>
                  <svg:desc>Sheet1.A4:Sheet1.A6</svg:desc>
                </draw:g>
              </table:table-cell>
              <table:table-cell office:value-type="float" office:value="2.3537">
                <text:p>2.3537</text:p>
                <draw:g>
                  <svg:desc>Sheet1.B36:Sheet1.B38</svg:desc>
                </draw:g>
              </table:table-cell>
              <table:table-cell office:value-type="float" office:value="0.0104">
                <text:p>0.0104</text:p>
                <draw:g>
                  <svg:desc>Sheet1.C36:Sheet1.C38</svg:desc>
                </draw:g>
              </table:table-cell>
              <table:table-cell office:value-type="float" office:value="1.0349">
                <text:p>1.0349</text:p>
                <draw:g>
                  <svg:desc>Sheet1.B43:Sheet1.B45</svg:desc>
                </draw:g>
              </table:table-cell>
              <table:table-cell office:value-type="float" office:value="0.0265">
                <text:p>0.0265</text:p>
                <draw:g>
                  <svg:desc>Sheet1.C43:Sheet1.C45</svg:desc>
                </draw:g>
              </table:table-cell>
            </table:table-row>
            <table:table-row>
              <table:table-cell office:value-type="string">
                <text:p>BRISK4</text:p>
              </table:table-cell>
              <table:table-cell office:value-type="float" office:value="1.3082">
                <text:p>1.3082</text:p>
              </table:table-cell>
              <table:table-cell office:value-type="float" office:value="0.0089">
                <text:p>0.0089</text:p>
              </table:table-cell>
              <table:table-cell office:value-type="float" office:value="0.4841">
                <text:p>0.4841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BRISK0- SURF2D</text:p>
              </table:table-cell>
              <table:table-cell office:value-type="float" office:value="568.8709">
                <text:p>568.8709</text:p>
              </table:table-cell>
              <table:table-cell office:value-type="float" office:value="24.8242">
                <text:p>24.8242</text:p>
              </table:table-cell>
              <table:table-cell office:value-type="float" office:value="407.7742">
                <text:p>407.7742</text:p>
              </table:table-cell>
              <table:table-cell office:value-type="float" office:value="20.7082">
                <text:p>20.70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13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17cm" svg:height="12.756cm" xlink:href=".." xlink:type="simple" chart:class="chart:bar" chart:style-name="ch1">
        <chart:title svg:x="3.172cm" svg:y="0.391cm" chart:style-name="ch2">
          <text:p>The Image Matching Scores for SURF-based techniques from the Main Robocup Datasets</text:p>
        </chart:title>
        <chart:legend chart:legend-position="end" svg:x="16.311cm" svg:y="4.958cm" chart:style-name="ch3"/>
        <chart:plot-area chart:style-name="ch4" table:cell-range-address="Sheet1.A7:Sheet1.A8 Sheet1.L12:Sheet1.L15 Sheet1.B7:Sheet1.C7 Sheet1.B14:Sheet1.C14 Sheet1.L18:Sheet1.L19 Sheet1.M23:Sheet1.N24" chart:data-source-has-labels="both" svg:x="1.497cm" svg:y="1.935cm" svg:width="13.842cm" svg:height="9.585cm">
          <chartooo:coordinate-region svg:x="2.965cm" svg:y="2.134cm" svg:width="12.374cm" svg:height="8.739cm"/>
          <chart:axis chart:dimension="x" chart:name="primary-x" chart:style-name="ch5">
            <chart:title svg:x="7.673cm" svg:y="11.775cm" chart:style-name="ch6">
              <text:p>Algorithm</text:p>
            </chart:title>
            <chart:categories table:cell-range-address="Sheet1.A7:Sheet1.A8"/>
          </chart:axis>
          <chart:axis chart:dimension="y" chart:name="primary-y" chart:style-name="ch7">
            <chart:title svg:x="0.451cm" svg:y="8.398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B7:Sheet1.B7" chart:label-cell-address="Sheet1.L12:Sheet1.L12" chart:class="chart:bar">
            <chart:data-point/>
          </chart:series>
          <chart:series chart:style-name="ch11" chart:values-cell-range-address="Sheet1.C7:Sheet1.C7" chart:label-cell-address="Sheet1.L13:Sheet1.L13" chart:class="chart:bar">
            <chart:data-point/>
          </chart:series>
          <chart:series chart:style-name="ch12" chart:values-cell-range-address="Sheet1.B14:Sheet1.B14" chart:label-cell-address="Sheet1.L14:Sheet1.L14" chart:class="chart:bar">
            <chart:data-point/>
          </chart:series>
          <chart:series chart:style-name="ch13" chart:values-cell-range-address="Sheet1.C14:Sheet1.C14" chart:label-cell-address="Sheet1.L15:Sheet1.L15" chart:class="chart:bar">
            <chart:data-point/>
          </chart:series>
          <chart:series chart:style-name="ch14" chart:values-cell-range-address="Sheet1.M23:Sheet1.M24" chart:label-cell-address="Sheet1.L18:Sheet1.L18" chart:class="chart:bar">
            <chart:data-point chart:repeated="2"/>
          </chart:series>
          <chart:series chart:style-name="ch15" chart:values-cell-range-address="Sheet1.N23:Sheet1.N24" chart:label-cell-address="Sheet1.L19:Sheet1.L19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  <table:table-cell office:value-type="string">
                <text:p>Overlapping Image Score RANSAC</text:p>
                <draw:g>
                  <svg:desc>Sheet1.L18:Sheet1.L18</svg:desc>
                </draw:g>
              </table:table-cell>
              <table:table-cell office:value-type="string">
                <text:p>Non-overlapping Image Score RANSAC</text:p>
                <draw:g>
                  <svg:desc>Sheet1.L19:Sheet1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RISK</text:p>
                <draw:g>
                  <svg:desc>Sheet1.A7:Sheet1.A8</svg:desc>
                </draw:g>
              </table:table-cell>
              <table:table-cell office:value-type="float" office:value="0.1778">
                <text:p>0.1778</text:p>
                <draw:g>
                  <svg:desc>Sheet1.B7:Sheet1.B7</svg:desc>
                </draw:g>
              </table:table-cell>
              <table:table-cell office:value-type="float" office:value="0.0016">
                <text:p>0.0016</text:p>
                <draw:g>
                  <svg:desc>Sheet1.C7:Sheet1.C7</svg:desc>
                </draw:g>
              </table:table-cell>
              <table:table-cell office:value-type="float" office:value="0.1967">
                <text:p>0.1967</text:p>
                <draw:g>
                  <svg:desc>Sheet1.B14:Sheet1.B14</svg:desc>
                </draw:g>
              </table:table-cell>
              <table:table-cell office:value-type="float" office:value="0.0116">
                <text:p>0.0116</text:p>
                <draw:g>
                  <svg:desc>Sheet1.C14:Sheet1.C14</svg:desc>
                </draw:g>
              </table:table-cell>
              <table:table-cell office:value-type="float" office:value="NaN">
                <text:p>NaN</text:p>
                <draw:g>
                  <svg:desc>Sheet1.M23:Sheet1.M24</svg:desc>
                </draw:g>
              </table:table-cell>
              <table:table-cell office:value-type="float" office:value="NaN">
                <text:p>NaN</text:p>
                <draw:g>
                  <svg:desc>Sheet1.N23:Sheet1.N24</svg:desc>
                </draw:g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4361">
                <text:p>91.4361</text:p>
              </table:table-cell>
              <table:table-cell office:value-type="float" office:value="34.4279">
                <text:p>34.42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13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17cm" svg:height="12.756cm" xlink:href=".." xlink:type="simple" chart:class="chart:bar" chart:style-name="ch1">
        <chart:title svg:x="2.682cm" svg:y="0.391cm" chart:style-name="ch2">
          <text:p>The Image Matching Scores for SURF-based techniques from the Office Environment Datasets</text:p>
        </chart:title>
        <chart:legend chart:legend-position="end" svg:x="16.311cm" svg:y="4.958cm" chart:style-name="ch3"/>
        <chart:plot-area chart:style-name="ch4" table:cell-range-address="Sheet1.A7:Sheet1.A8 Sheet1.L12:Sheet1.L15 Sheet1.B23:Sheet1.C23 Sheet1.B30:Sheet1.C30 Sheet1.L18:Sheet1.L19 Sheet1.M28:Sheet1.N29" chart:data-source-has-labels="both" svg:x="1.497cm" svg:y="1.935cm" svg:width="13.842cm" svg:height="9.585cm">
          <chartooo:coordinate-region svg:x="2.965cm" svg:y="2.135cm" svg:width="12.374cm" svg:height="8.738cm"/>
          <chart:axis chart:dimension="x" chart:name="primary-x" chart:style-name="ch5">
            <chart:title svg:x="7.673cm" svg:y="11.775cm" chart:style-name="ch6">
              <text:p>Algorithm</text:p>
            </chart:title>
            <chart:categories table:cell-range-address="Sheet1.A7:Sheet1.A8"/>
          </chart:axis>
          <chart:axis chart:dimension="y" chart:name="primary-y" chart:style-name="ch7">
            <chart:title svg:x="0.451cm" svg:y="8.398cm" chart:style-name="ch8">
              <text:p>Image Matching Score</text:p>
            </chart:title>
            <chart:grid chart:style-name="ch9" chart:class="major"/>
          </chart:axis>
          <chart:series chart:style-name="ch10" chart:values-cell-range-address="Sheet1.B23:Sheet1.B23" chart:label-cell-address="Sheet1.L12:Sheet1.L12" chart:class="chart:bar">
            <chart:data-point/>
          </chart:series>
          <chart:series chart:style-name="ch11" chart:values-cell-range-address="Sheet1.C23:Sheet1.C23" chart:label-cell-address="Sheet1.L13:Sheet1.L13" chart:class="chart:bar">
            <chart:data-point/>
          </chart:series>
          <chart:series chart:style-name="ch12" chart:values-cell-range-address="Sheet1.B30:Sheet1.B30" chart:label-cell-address="Sheet1.L14:Sheet1.L14" chart:class="chart:bar">
            <chart:data-point/>
          </chart:series>
          <chart:series chart:style-name="ch13" chart:values-cell-range-address="Sheet1.C30:Sheet1.C30" chart:label-cell-address="Sheet1.L15:Sheet1.L15" chart:class="chart:bar">
            <chart:data-point/>
          </chart:series>
          <chart:series chart:style-name="ch14" chart:values-cell-range-address="Sheet1.M28:Sheet1.M29" chart:label-cell-address="Sheet1.L18:Sheet1.L18" chart:class="chart:bar">
            <chart:data-point chart:repeated="2"/>
          </chart:series>
          <chart:series chart:style-name="ch15" chart:values-cell-range-address="Sheet1.N28:Sheet1.N29" chart:label-cell-address="Sheet1.L19:Sheet1.L19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lapping Image Score 2-NN</text:p>
                <draw:g>
                  <svg:desc>Sheet1.L12:Sheet1.L12</svg:desc>
                </draw:g>
              </table:table-cell>
              <table:table-cell office:value-type="string">
                <text:p>Non-overlapping Image Score 2-NN</text:p>
                <draw:g>
                  <svg:desc>Sheet1.L13:Sheet1.L13</svg:desc>
                </draw:g>
              </table:table-cell>
              <table:table-cell office:value-type="string">
                <text:p>Overlapping Image Score Radius Matching</text:p>
                <draw:g>
                  <svg:desc>Sheet1.L14:Sheet1.L14</svg:desc>
                </draw:g>
              </table:table-cell>
              <table:table-cell office:value-type="string">
                <text:p>Non-overlapping Image Score Radius Matching</text:p>
                <draw:g>
                  <svg:desc>Sheet1.L15:Sheet1.L15</svg:desc>
                </draw:g>
              </table:table-cell>
              <table:table-cell office:value-type="string">
                <text:p>Overlapping Image Score RANSAC</text:p>
                <draw:g>
                  <svg:desc>Sheet1.L18:Sheet1.L18</svg:desc>
                </draw:g>
              </table:table-cell>
              <table:table-cell office:value-type="string">
                <text:p>Non-overlapping Image Score RANSAC</text:p>
                <draw:g>
                  <svg:desc>Sheet1.L19:Sheet1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RISK</text:p>
                <draw:g>
                  <svg:desc>Sheet1.A7:Sheet1.A8</svg:desc>
                </draw:g>
              </table:table-cell>
              <table:table-cell office:value-type="float" office:value="0.3212">
                <text:p>0.3212</text:p>
                <draw:g>
                  <svg:desc>Sheet1.B23:Sheet1.B23</svg:desc>
                </draw:g>
              </table:table-cell>
              <table:table-cell office:value-type="float" office:value="0.0041">
                <text:p>0.0041</text:p>
                <draw:g>
                  <svg:desc>Sheet1.C23:Sheet1.C23</svg:desc>
                </draw:g>
              </table:table-cell>
              <table:table-cell office:value-type="float" office:value="0.2902">
                <text:p>0.2902</text:p>
                <draw:g>
                  <svg:desc>Sheet1.B30:Sheet1.B30</svg:desc>
                </draw:g>
              </table:table-cell>
              <table:table-cell office:value-type="float" office:value="0.0095">
                <text:p>0.0095</text:p>
                <draw:g>
                  <svg:desc>Sheet1.C30:Sheet1.C30</svg:desc>
                </draw:g>
              </table:table-cell>
              <table:table-cell office:value-type="float" office:value="NaN">
                <text:p>NaN</text:p>
                <draw:g>
                  <svg:desc>Sheet1.M28:Sheet1.M29</svg:desc>
                </draw:g>
              </table:table-cell>
              <table:table-cell office:value-type="float" office:value="NaN">
                <text:p>NaN</text:p>
                <draw:g>
                  <svg:desc>Sheet1.N28:Sheet1.N29</svg:desc>
                </draw:g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8799">
                <text:p>284.8799</text:p>
              </table:table-cell>
              <table:table-cell office:value-type="float" office:value="45.739">
                <text:p>45.7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